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" style:family="graphic" style:parent-style-name="Default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3" style:family="graphic" style:parent-style-name="Default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4" style:family="graphic" style:parent-style-name="Default_5f_2_5f_1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5" style:family="graphic" style:parent-style-name="Default_5f_2_5f_1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6" style:family="graphic" style:parent-style-name="Default_5f_2_5f_1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7" style:family="graphic" style:parent-style-name="Default_5f_2_5f_1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8" style:family="graphic" style:parent-style-name="Default_5f_2_5f_1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9" style:family="graphic" style:parent-style-name="Default_5f_2_5f_1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0" style:family="graphic" style:parent-style-name="Default_5f_2_5f_1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1" style:family="graphic" style:parent-style-name="Default_5f_2_5f_1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12" style:family="graphic" style:parent-style-name="Default_5f_2_5f_1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3" style:family="graphic" style:parent-style-name="Default_5f_2_5f_1">
      <style:graphic-properties draw:stroke="none" svg:stroke-color="#000000" draw:fill="none" draw:fill-color="#ffffff" fo:min-height="0.766cm"/>
    </style:style>
    <style:style style:name="gr14" style:family="graphic" style:parent-style-name="Default_5f_2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5" style:family="graphic" style:parent-style-name="Default_5f_2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6" style:family="graphic" style:parent-style-name="Default_5f_2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7" style:family="graphic" style:parent-style-name="Default_5f_2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8" style:family="graphic" style:parent-style-name="Default_5f_2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9" style:family="graphic" style:parent-style-name="Default_5f_2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20" style:family="graphic" style:parent-style-name="Default_5f_2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21" style:family="graphic" style:parent-style-name="Default_5f_2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22" style:family="graphic" style:parent-style-name="Default_5f_2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23" style:family="graphic" style:parent-style-name="Default_5f_2_5f_2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24" style:family="graphic" style:parent-style-name="Default_5f_2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25" style:family="graphic" style:parent-style-name="Default_5f_2_5f_2">
      <style:graphic-properties draw:stroke="none" svg:stroke-color="#000000" draw:fill="none" draw:fill-color="#ffffff" fo:min-height="0.766cm"/>
    </style:style>
    <style:style style:name="gr26" style:family="graphic" style:parent-style-name="Default_5f_2_5f_2">
      <style:graphic-properties draw:stroke="none" svg:stroke-color="#000000" draw:fill="none" draw:fill-color="#ffffff" fo:min-height="0.556cm"/>
    </style:style>
    <style:style style:name="gr27" style:family="graphic" style:parent-style-name="Default_5f_6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28" style:family="graphic" style:parent-style-name="Default_5f_6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29" style:family="graphic" style:parent-style-name="Default_5f_6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30" style:family="graphic" style:parent-style-name="Default_5f_6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31" style:family="graphic" style:parent-style-name="Default_5f_6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32" style:family="graphic" style:parent-style-name="Default_5f_6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33" style:family="graphic" style:parent-style-name="Default_5f_6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34" style:family="graphic" style:parent-style-name="Default_5f_6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35" style:family="graphic" style:parent-style-name="Default_5f_6_5f_2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36" style:family="graphic" style:parent-style-name="Default_5f_6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37" style:family="graphic" style:parent-style-name="Default_5f_6_5f_2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38" style:family="graphic" style:parent-style-name="Default_5f_6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39" style:family="graphic" style:parent-style-name="Default_5f_6_5f_2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40" style:family="graphic" style:parent-style-name="Default_5f_6_5f_2">
      <style:graphic-properties draw:stroke="none" svg:stroke-color="#000000" draw:fill="none" draw:fill-color="#ffffff" fo:min-height="0.766cm"/>
    </style:style>
    <style:style style:name="gr41" style:family="graphic" style:parent-style-name="Default_5f_6_5f_2">
      <style:graphic-properties draw:stroke="none" svg:stroke-color="#000000" draw:fill="none" draw:fill-color="#ffffff" fo:min-height="0.556cm"/>
    </style:style>
    <style:style style:name="gr42" style:family="graphic" style:parent-style-name="Default_5f_6_5f_2">
      <style:graphic-properties draw:stroke="none" svg:stroke-color="#000000" draw:fill="none" draw:fill-color="#ffffff" fo:min-height="1.655cm"/>
    </style:style>
    <style:style style:name="gr43" style:family="graphic" style:parent-style-name="standard">
      <style:graphic-properties draw:stroke="none" svg:stroke-color="#000000" draw:fill="none" draw:fill-color="#ffffff" fo:min-height="0.639cm"/>
    </style:style>
    <style:style style:name="gr44" style:family="graphic" style:parent-style-name="Default_5f_6_5f_2_5f_2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45" style:family="graphic" style:parent-style-name="Default_5f_6_5f_2_5f_2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46" style:family="graphic" style:parent-style-name="Default_5f_6_5f_2_5f_2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47" style:family="graphic" style:parent-style-name="Default_5f_6_5f_2_5f_2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48" style:family="graphic" style:parent-style-name="Default_5f_6_5f_2_5f_2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49" style:family="graphic" style:parent-style-name="Default_5f_6_5f_2_5f_2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50" style:family="graphic" style:parent-style-name="Default_5f_6_5f_2_5f_2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51" style:family="graphic" style:parent-style-name="Default_5f_6_5f_2_5f_2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52" style:family="graphic" style:parent-style-name="Default_5f_6_5f_2_5f_2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53" style:family="graphic" style:parent-style-name="Default_5f_6_5f_2_5f_2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54" style:family="graphic" style:parent-style-name="Default_5f_6_5f_2_5f_2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55" style:family="graphic" style:parent-style-name="Default_5f_6_5f_2_5f_2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56" style:family="graphic" style:parent-style-name="Default_5f_6_5f_2_5f_2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57" style:family="graphic" style:parent-style-name="Default_5f_6_5f_2_5f_2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58" style:family="graphic" style:parent-style-name="Default_5f_6_5f_2_5f_2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59" style:family="graphic" style:parent-style-name="Default_5f_6_5f_2_5f_2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60" style:family="graphic" style:parent-style-name="Default_5f_6_5f_2_5f_2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61" style:family="graphic" style:parent-style-name="Default_5f_6_5f_2_5f_2">
      <style:graphic-properties draw:stroke="none" svg:stroke-color="#000000" draw:fill="none" draw:fill-color="#ffffff" fo:min-height="0.766cm"/>
    </style:style>
    <style:style style:name="gr62" style:family="graphic" style:parent-style-name="Default_5f_6_5f_2_5f_2">
      <style:graphic-properties draw:stroke="none" svg:stroke-color="#000000" draw:fill="none" draw:fill-color="#ffffff" fo:min-height="0.556cm"/>
    </style:style>
    <style:style style:name="gr63" style:family="graphic" style:parent-style-name="Default_5f_6_5f_2_5f_2">
      <style:graphic-properties draw:stroke="none" svg:stroke-color="#000000" draw:fill="none" draw:fill-color="#ffffff" fo:min-height="1.655cm"/>
    </style:style>
    <style:style style:name="gr64" style:family="graphic" style:parent-style-name="Default_5f_1">
      <style:graphic-properties draw:stroke="none" svg:stroke-color="#000000" draw:fill="none" draw:fill-color="#ffffff" fo:min-height="0.639cm"/>
    </style:style>
    <style:style style:name="gr65" style:family="graphic" style:parent-style-name="Default_5f_6_5f_2_5f_3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66" style:family="graphic" style:parent-style-name="Default_5f_6_5f_2_5f_3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67" style:family="graphic" style:parent-style-name="Default_5f_6_5f_2_5f_3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68" style:family="graphic" style:parent-style-name="Default_5f_6_5f_2_5f_3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69" style:family="graphic" style:parent-style-name="Default_5f_6_5f_2_5f_3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70" style:family="graphic" style:parent-style-name="Default_5f_6_5f_2_5f_3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71" style:family="graphic" style:parent-style-name="Default_5f_6_5f_2_5f_3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72" style:family="graphic" style:parent-style-name="Default_5f_6_5f_2_5f_3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73" style:family="graphic" style:parent-style-name="Default_5f_6_5f_2_5f_3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74" style:family="graphic" style:parent-style-name="Default_5f_6_5f_2_5f_3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75" style:family="graphic" style:parent-style-name="Default_5f_6_5f_2_5f_3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76" style:family="graphic" style:parent-style-name="Default_5f_6_5f_2_5f_3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77" style:family="graphic" style:parent-style-name="Default_5f_6_5f_2_5f_3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78" style:family="graphic" style:parent-style-name="Default_5f_6_5f_2_5f_3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79" style:family="graphic" style:parent-style-name="Default_5f_6_5f_2_5f_3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80" style:family="graphic" style:parent-style-name="Default_5f_6_5f_2_5f_3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81" style:family="graphic" style:parent-style-name="Default_5f_6_5f_2_5f_3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82" style:family="graphic" style:parent-style-name="Default_5f_6_5f_2_5f_3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83" style:family="graphic" style:parent-style-name="Default_5f_6_5f_2_5f_3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84" style:family="graphic" style:parent-style-name="Default_5f_6_5f_2_5f_3">
      <style:graphic-properties draw:stroke="none" svg:stroke-color="#000000" draw:fill="none" draw:fill-color="#ffffff" fo:min-height="0.766cm"/>
    </style:style>
    <style:style style:name="gr85" style:family="graphic" style:parent-style-name="Default_5f_6_5f_2_5f_3">
      <style:graphic-properties draw:stroke="none" svg:stroke-color="#000000" draw:fill="none" draw:fill-color="#ffffff" fo:min-height="0.556cm"/>
    </style:style>
    <style:style style:name="gr86" style:family="graphic" style:parent-style-name="Default_5f_6_5f_2_5f_3">
      <style:graphic-properties draw:stroke="none" svg:stroke-color="#000000" draw:fill="none" draw:fill-color="#ffffff" fo:min-height="1.655cm"/>
    </style:style>
    <style:style style:name="gr87" style:family="graphic" style:parent-style-name="Default_5f_6_5f_2_5f_3">
      <style:graphic-properties draw:stroke="none" svg:stroke-color="#000000" draw:fill="none" draw:fill-color="#ffffff" fo:min-height="1.666cm"/>
    </style:style>
    <style:style style:name="gr88" style:family="graphic" style:parent-style-name="Default_5f_2">
      <style:graphic-properties draw:stroke="none" svg:stroke-color="#000000" draw:fill="none" draw:fill-color="#ffffff" fo:min-height="0.639cm"/>
    </style:style>
    <style:style style:name="gr89" style:family="graphic" style:parent-style-name="Default_5f_6_5f_2_5f_4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90" style:family="graphic" style:parent-style-name="Default_5f_6_5f_2_5f_4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91" style:family="graphic" style:parent-style-name="Default_5f_6_5f_2_5f_4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92" style:family="graphic" style:parent-style-name="Default_5f_6_5f_2_5f_4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93" style:family="graphic" style:parent-style-name="Default_5f_6_5f_2_5f_4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94" style:family="graphic" style:parent-style-name="Default_5f_6_5f_2_5f_4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95" style:family="graphic" style:parent-style-name="Default_5f_6_5f_2_5f_4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96" style:family="graphic" style:parent-style-name="Default_5f_6_5f_2_5f_4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97" style:family="graphic" style:parent-style-name="Default_5f_6_5f_2_5f_4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98" style:family="graphic" style:parent-style-name="Default_5f_6_5f_2_5f_4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99" style:family="graphic" style:parent-style-name="Default_5f_6_5f_2_5f_4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100" style:family="graphic" style:parent-style-name="Default_5f_6_5f_2_5f_4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101" style:family="graphic" style:parent-style-name="Default_5f_6_5f_2_5f_4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102" style:family="graphic" style:parent-style-name="Default_5f_6_5f_2_5f_4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103" style:family="graphic" style:parent-style-name="Default_5f_6_5f_2_5f_4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104" style:family="graphic" style:parent-style-name="Default_5f_6_5f_2_5f_4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05" style:family="graphic" style:parent-style-name="Default_5f_6_5f_2_5f_4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06" style:family="graphic" style:parent-style-name="Default_5f_6_5f_2_5f_4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107" style:family="graphic" style:parent-style-name="Default_5f_6_5f_2_5f_4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08" style:family="graphic" style:parent-style-name="Default_5f_6_5f_2_5f_4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09" style:family="graphic" style:parent-style-name="Default_5f_6_5f_2_5f_4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10" style:family="graphic" style:parent-style-name="Default_5f_6_5f_2_5f_4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11" style:family="graphic" style:parent-style-name="Default_5f_6_5f_2_5f_4">
      <style:graphic-properties draw:stroke="none" svg:stroke-color="#000000" draw:fill="none" draw:fill-color="#ffffff" fo:min-height="0.766cm"/>
    </style:style>
    <style:style style:name="gr112" style:family="graphic" style:parent-style-name="Default_5f_6_5f_2_5f_4">
      <style:graphic-properties draw:stroke="none" svg:stroke-color="#000000" draw:fill="none" draw:fill-color="#ffffff" fo:min-height="0.556cm"/>
    </style:style>
    <style:style style:name="gr113" style:family="graphic" style:parent-style-name="Default_5f_6_5f_2_5f_4">
      <style:graphic-properties draw:stroke="none" svg:stroke-color="#000000" draw:fill="none" draw:fill-color="#ffffff" fo:min-height="1.655cm"/>
    </style:style>
    <style:style style:name="gr114" style:family="graphic" style:parent-style-name="Default_5f_6_5f_2_5f_4">
      <style:graphic-properties draw:stroke="none" svg:stroke-color="#000000" draw:fill="none" draw:fill-color="#ffffff" fo:min-height="1.666cm"/>
    </style:style>
    <style:style style:name="gr115" style:family="graphic" style:parent-style-name="Default_5f_6_5f_2_5f_5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16" style:family="graphic" style:parent-style-name="Default_5f_6_5f_2_5f_5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17" style:family="graphic" style:parent-style-name="Default_5f_6_5f_2_5f_5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18" style:family="graphic" style:parent-style-name="Default_5f_6_5f_2_5f_5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19" style:family="graphic" style:parent-style-name="Default_5f_6_5f_2_5f_5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20" style:family="graphic" style:parent-style-name="Default_5f_6_5f_2_5f_5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21" style:family="graphic" style:parent-style-name="Default_5f_6_5f_2_5f_5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22" style:family="graphic" style:parent-style-name="Default_5f_6_5f_2_5f_5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23" style:family="graphic" style:parent-style-name="Default_5f_6_5f_2_5f_5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24" style:family="graphic" style:parent-style-name="Default_5f_6_5f_2_5f_5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125" style:family="graphic" style:parent-style-name="Default_5f_6_5f_2_5f_5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126" style:family="graphic" style:parent-style-name="Default_5f_6_5f_2_5f_5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127" style:family="graphic" style:parent-style-name="Default_5f_6_5f_2_5f_5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128" style:family="graphic" style:parent-style-name="Default_5f_6_5f_2_5f_5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129" style:family="graphic" style:parent-style-name="Default_5f_6_5f_2_5f_5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130" style:family="graphic" style:parent-style-name="Default_5f_6_5f_2_5f_5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31" style:family="graphic" style:parent-style-name="Default_5f_6_5f_2_5f_5">
      <style:graphic-properties draw:stroke="none" draw:fill="none" draw:textarea-horizontal-align="left" draw:auto-grow-width="true" fo:min-height="1.619cm" fo:min-width="2.817cm" fo:padding-top="0cm" fo:padding-bottom="0cm" fo:padding-left="0cm" fo:padding-right="0cm"/>
    </style:style>
    <style:style style:name="gr132" style:family="graphic" style:parent-style-name="Default_5f_6_5f_2_5f_5">
      <style:graphic-properties draw:stroke="none" draw:fill="none" draw:textarea-horizontal-align="left" draw:auto-grow-width="true" fo:min-height="1.666cm" fo:min-width="3.38cm" fo:padding-top="0cm" fo:padding-bottom="0cm" fo:padding-left="0cm" fo:padding-right="0cm"/>
    </style:style>
    <style:style style:name="gr133" style:family="graphic" style:parent-style-name="Default_5f_6_5f_2_5f_5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34" style:family="graphic" style:parent-style-name="Default_5f_6_5f_2_5f_5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135" style:family="graphic" style:parent-style-name="Default_5f_6_5f_2_5f_5">
      <style:graphic-properties draw:stroke="none" draw:fill="none" draw:textarea-horizontal-align="left" draw:auto-grow-width="true" fo:min-height="0.81cm" fo:min-width="2.864cm" fo:padding-top="0cm" fo:padding-bottom="0cm" fo:padding-left="0cm" fo:padding-right="0cm"/>
    </style:style>
    <style:style style:name="gr136" style:family="graphic" style:parent-style-name="Default_5f_6_5f_2_5f_5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37" style:family="graphic" style:parent-style-name="Default_5f_6_5f_2_5f_5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38" style:family="graphic" style:parent-style-name="Default_5f_6_5f_2_5f_5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39" style:family="graphic" style:parent-style-name="Default_5f_6_5f_2_5f_5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40" style:family="graphic" style:parent-style-name="Default_5f_6_5f_2_5f_5">
      <style:graphic-properties draw:stroke="none" svg:stroke-color="#000000" draw:fill="none" draw:fill-color="#ffffff" fo:min-height="0.766cm"/>
    </style:style>
    <style:style style:name="gr141" style:family="graphic" style:parent-style-name="Default_5f_6_5f_2_5f_5">
      <style:graphic-properties draw:stroke="none" svg:stroke-color="#000000" draw:fill="none" draw:fill-color="#ffffff" fo:min-height="0.556cm"/>
    </style:style>
    <style:style style:name="gr142" style:family="graphic" style:parent-style-name="Default_5f_6_5f_2_5f_5">
      <style:graphic-properties draw:stroke="none" svg:stroke-color="#000000" draw:fill="none" draw:fill-color="#ffffff" fo:min-height="1.655cm"/>
    </style:style>
    <style:style style:name="gr143" style:family="graphic" style:parent-style-name="Default_5f_6_5f_2_5f_5">
      <style:graphic-properties draw:stroke="none" svg:stroke-color="#000000" draw:fill="none" draw:fill-color="#ffffff" fo:min-height="1.666cm"/>
    </style:style>
    <style:style style:name="gr144" style:family="graphic" style:parent-style-name="Default_5f_6_5f_2_5f_6">
      <style:graphic-properties draw:stroke="solid" svg:stroke-width="0.035cm" svg:stroke-color="#000000" svg:stroke-opacity="25%" draw:stroke-linejoin="miter" draw:fill="solid" draw:fill-color="#000000" draw:opacity="25%" fo:padding-top="0.142cm" fo:padding-bottom="0.142cm" fo:padding-left="0.267cm" fo:padding-right="0.267cm"/>
    </style:style>
    <style:style style:name="gr145" style:family="graphic" style:parent-style-name="Default_5f_6_5f_2_5f_6">
      <style:graphic-properties draw:stroke="solid" svg:stroke-width="0.035cm" svg:stroke-color="#82b366" draw:stroke-linejoin="miter" draw:fill="gradient" draw:fill-gradient-name="svggradient0" fo:padding-top="0.142cm" fo:padding-bottom="0.142cm" fo:padding-left="0.267cm" fo:padding-right="0.267cm"/>
    </style:style>
    <style:style style:name="gr146" style:family="graphic" style:parent-style-name="Default_5f_6_5f_2_5f_6">
      <style:graphic-properties draw:stroke="solid" svg:stroke-width="0.035cm" svg:stroke-color="#6c8ebf" draw:stroke-linejoin="miter" draw:fill="gradient" draw:fill-gradient-name="svggradient1" fo:padding-top="0.142cm" fo:padding-bottom="0.142cm" fo:padding-left="0.267cm" fo:padding-right="0.267cm"/>
    </style:style>
    <style:style style:name="gr147" style:family="graphic" style:parent-style-name="Default_5f_6_5f_2_5f_6">
      <style:graphic-properties draw:stroke="solid" svg:stroke-width="0.035cm" svg:stroke-color="#6c8ebf" draw:stroke-linejoin="miter" draw:fill="none" fo:padding-top="0.142cm" fo:padding-bottom="0.142cm" fo:padding-left="0.267cm" fo:padding-right="0.267cm"/>
    </style:style>
    <style:style style:name="gr148" style:family="graphic" style:parent-style-name="Default_5f_6_5f_2_5f_6">
      <style:graphic-properties draw:stroke="solid" svg:stroke-width="0.106cm" svg:stroke-color="#000000" draw:stroke-linejoin="miter" draw:fill="none" fo:padding-top="0.178cm" fo:padding-bottom="0.178cm" fo:padding-left="0.303cm" fo:padding-right="0.303cm"/>
    </style:style>
    <style:style style:name="gr149" style:family="graphic" style:parent-style-name="Default_5f_6_5f_2_5f_6">
      <style:graphic-properties draw:stroke="solid" svg:stroke-width="0.106cm" svg:stroke-color="#000000" draw:stroke-linejoin="miter" draw:fill="solid" draw:fill-color="#000000" fo:padding-top="0.178cm" fo:padding-bottom="0.178cm" fo:padding-left="0.303cm" fo:padding-right="0.303cm"/>
    </style:style>
    <style:style style:name="gr150" style:family="graphic" style:parent-style-name="Default_5f_6_5f_2_5f_6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151" style:family="graphic" style:parent-style-name="Default_5f_6_5f_2_5f_6">
      <style:graphic-properties draw:stroke="solid" svg:stroke-width="0.035cm" svg:stroke-color="#000000" draw:stroke-linejoin="miter" draw:fill="solid" draw:fill-color="#000000" fo:padding-top="0.142cm" fo:padding-bottom="0.142cm" fo:padding-left="0.267cm" fo:padding-right="0.267cm"/>
    </style:style>
    <style:style style:name="gr152" style:family="graphic" style:parent-style-name="Default_5f_6_5f_2_5f_6">
      <style:graphic-properties draw:stroke="dash" draw:stroke-dash="dash69" svg:stroke-width="0.106cm" svg:stroke-color="#000000" draw:stroke-linejoin="miter" draw:fill="none" fo:padding-top="0.178cm" fo:padding-bottom="0.178cm" fo:padding-left="0.303cm" fo:padding-right="0.303cm"/>
    </style:style>
    <style:style style:name="gr153" style:family="graphic" style:parent-style-name="Default_5f_6_5f_2_5f_6">
      <style:graphic-properties draw:stroke="none" draw:fill="none" draw:textarea-horizontal-align="left" draw:auto-grow-width="true" fo:min-height="1.11cm" fo:min-width="2.931cm" fo:padding-top="0cm" fo:padding-bottom="0cm" fo:padding-left="0cm" fo:padding-right="0cm"/>
    </style:style>
    <style:style style:name="gr154" style:family="graphic" style:parent-style-name="Default_5f_6_5f_2_5f_6">
      <style:graphic-properties draw:stroke="none" draw:fill="none" draw:textarea-horizontal-align="left" draw:auto-grow-width="true" fo:min-height="0.911cm" fo:min-width="4.087cm" fo:padding-top="0cm" fo:padding-bottom="0cm" fo:padding-left="0cm" fo:padding-right="0cm"/>
    </style:style>
    <style:style style:name="gr155" style:family="graphic" style:parent-style-name="Default_5f_6_5f_2_5f_6">
      <style:graphic-properties draw:stroke="none" draw:fill="none" draw:textarea-horizontal-align="left" draw:auto-grow-width="true" fo:min-height="0.81cm" fo:min-width="2.686cm" fo:padding-top="0cm" fo:padding-bottom="0cm" fo:padding-left="0cm" fo:padding-right="0cm"/>
    </style:style>
    <style:style style:name="gr156" style:family="graphic" style:parent-style-name="Default_5f_6_5f_2_5f_6">
      <style:graphic-properties draw:stroke="none" draw:fill="none" draw:textarea-horizontal-align="left" draw:auto-grow-width="true" fo:min-height="0.911cm" fo:min-width="4.836cm" fo:padding-top="0cm" fo:padding-bottom="0cm" fo:padding-left="0cm" fo:padding-right="0cm"/>
    </style:style>
    <style:style style:name="gr157" style:family="graphic" style:parent-style-name="Default_5f_6_5f_2_5f_6">
      <style:graphic-properties draw:stroke="none" draw:fill="none" draw:textarea-horizontal-align="left" draw:auto-grow-width="true" fo:min-height="0.81cm" fo:min-width="5.886cm" fo:padding-top="0cm" fo:padding-bottom="0cm" fo:padding-left="0cm" fo:padding-right="0cm"/>
    </style:style>
    <style:style style:name="gr158" style:family="graphic" style:parent-style-name="Default_5f_6_5f_2_5f_6">
      <style:graphic-properties draw:stroke="none" draw:fill="none" draw:textarea-horizontal-align="left" draw:auto-grow-width="true" fo:min-height="0.81cm" fo:min-width="3.782cm" fo:padding-top="0cm" fo:padding-bottom="0cm" fo:padding-left="0cm" fo:padding-right="0cm"/>
    </style:style>
    <style:style style:name="gr159" style:family="graphic" style:parent-style-name="Default_5f_6_5f_2_5f_6">
      <style:graphic-properties draw:stroke="none" draw:fill="none" draw:textarea-horizontal-align="left" draw:auto-grow-width="true" fo:min-height="1.619cm" fo:min-width="4.159cm" fo:padding-top="0cm" fo:padding-bottom="0cm" fo:padding-left="0cm" fo:padding-right="0cm"/>
    </style:style>
    <style:style style:name="gr160" style:family="graphic" style:parent-style-name="Default_5f_6_5f_2_5f_6">
      <style:graphic-properties draw:stroke="none" draw:fill="none" draw:textarea-horizontal-align="left" draw:auto-grow-width="true" fo:min-height="0.81cm" fo:min-width="2.817cm" fo:padding-top="0cm" fo:padding-bottom="0cm" fo:padding-left="0cm" fo:padding-right="0cm"/>
    </style:style>
    <style:style style:name="gr161" style:family="graphic" style:parent-style-name="Default_5f_6_5f_2_5f_6">
      <style:graphic-properties draw:stroke="none" draw:fill="none" draw:textarea-horizontal-align="left" draw:auto-grow-width="true" fo:min-height="1.619cm" fo:min-width="2.817cm" fo:padding-top="0cm" fo:padding-bottom="0cm" fo:padding-left="0cm" fo:padding-right="0cm"/>
    </style:style>
    <style:style style:name="gr162" style:family="graphic" style:parent-style-name="Default_5f_6_5f_2_5f_6">
      <style:graphic-properties draw:stroke="none" draw:fill="none" draw:textarea-horizontal-align="left" draw:auto-grow-width="true" fo:min-height="1.666cm" fo:min-width="3.38cm" fo:padding-top="0cm" fo:padding-bottom="0cm" fo:padding-left="0cm" fo:padding-right="0cm"/>
    </style:style>
    <style:style style:name="gr163" style:family="graphic" style:parent-style-name="Default_5f_6_5f_2_5f_6">
      <style:graphic-properties draw:stroke="none" draw:fill="none" draw:textarea-horizontal-align="left" draw:auto-grow-width="true" fo:min-height="1.619cm" fo:min-width="3.349cm" fo:padding-top="0cm" fo:padding-bottom="0cm" fo:padding-left="0cm" fo:padding-right="0cm"/>
    </style:style>
    <style:style style:name="gr164" style:family="graphic" style:parent-style-name="Default_5f_6_5f_2_5f_6">
      <style:graphic-properties draw:stroke="none" draw:fill="none" draw:textarea-horizontal-align="left" draw:auto-grow-width="true" fo:min-height="1.423cm" fo:min-width="3.787cm" fo:padding-top="0cm" fo:padding-bottom="0cm" fo:padding-left="0cm" fo:padding-right="0cm"/>
    </style:style>
    <style:style style:name="gr165" style:family="graphic" style:parent-style-name="Default_5f_6_5f_2_5f_6">
      <style:graphic-properties draw:stroke="none" draw:fill="none" draw:textarea-horizontal-align="left" draw:auto-grow-width="true" fo:min-height="0.81cm" fo:min-width="2.864cm" fo:padding-top="0cm" fo:padding-bottom="0cm" fo:padding-left="0cm" fo:padding-right="0cm"/>
    </style:style>
    <style:style style:name="gr166" style:family="graphic" style:parent-style-name="Default_5f_6_5f_2_5f_6">
      <style:graphic-properties draw:stroke="none" draw:fill="none" draw:textarea-horizontal-align="left" draw:auto-grow-width="true" fo:min-height="1.064cm" fo:min-width="4.506cm" fo:padding-top="0cm" fo:padding-bottom="0cm" fo:padding-left="0cm" fo:padding-right="0cm"/>
    </style:style>
    <style:style style:name="gr167" style:family="graphic" style:parent-style-name="Default_5f_6_5f_2_5f_6">
      <style:graphic-properties draw:stroke="none" draw:fill="none" draw:textarea-horizontal-align="left" draw:auto-grow-width="true" fo:min-height="0.911cm" fo:min-width="4.053cm" fo:padding-top="0cm" fo:padding-bottom="0cm" fo:padding-left="0cm" fo:padding-right="0cm"/>
    </style:style>
    <style:style style:name="gr168" style:family="graphic" style:parent-style-name="Default_5f_6_5f_2_5f_6">
      <style:graphic-properties draw:stroke="none" draw:fill="none" draw:textarea-horizontal-align="left" draw:auto-grow-width="true" fo:min-height="0.911cm" fo:min-width="3.566cm" fo:padding-top="0cm" fo:padding-bottom="0cm" fo:padding-left="0cm" fo:padding-right="0cm"/>
    </style:style>
    <style:style style:name="gr169" style:family="graphic" style:parent-style-name="Default_5f_6_5f_2_5f_6">
      <style:graphic-properties draw:stroke="none" draw:fill="none" draw:textarea-horizontal-align="left" draw:auto-grow-width="true" fo:min-height="0.911cm" fo:min-width="5.031cm" fo:padding-top="0cm" fo:padding-bottom="0cm" fo:padding-left="0cm" fo:padding-right="0cm"/>
    </style:style>
    <style:style style:name="gr170" style:family="graphic" style:parent-style-name="Default_5f_6_5f_2_5f_6">
      <style:graphic-properties draw:stroke="none" svg:stroke-color="#000000" draw:fill="none" draw:fill-color="#ffffff" fo:min-height="0.766cm"/>
    </style:style>
    <style:style style:name="gr171" style:family="graphic" style:parent-style-name="Default_5f_6_5f_2_5f_6">
      <style:graphic-properties draw:stroke="none" svg:stroke-color="#000000" draw:fill="none" draw:fill-color="#ffffff" fo:min-height="0.556cm"/>
    </style:style>
    <style:style style:name="gr172" style:family="graphic" style:parent-style-name="Default_5f_6_5f_2_5f_6">
      <style:graphic-properties draw:stroke="none" svg:stroke-color="#000000" draw:fill="none" draw:fill-color="#ffffff" fo:min-height="1.655cm"/>
    </style:style>
    <style:style style:name="gr173" style:family="graphic" style:parent-style-name="Default_5f_6_5f_2_5f_6">
      <style:graphic-properties draw:stroke="none" draw:fill="none" draw:textarea-horizontal-align="left" draw:auto-grow-width="true" fo:min-height="0.81cm" fo:min-width="5.548cm" fo:padding-top="0cm" fo:padding-bottom="0cm" fo:padding-left="0cm" fo:padding-right="0cm"/>
    </style:style>
    <style:style style:name="gr174" style:family="graphic" style:parent-style-name="Default_5f_6_5f_2_5f_6">
      <style:graphic-properties draw:stroke="none" svg:stroke-color="#000000" draw:fill="none" draw:fill-color="#ffffff" fo:min-height="1.666cm"/>
    </style:style>
    <style:style style:name="P1" style:family="paragraph">
      <loext:graphic-properties draw:fill="solid" draw:fill-color="#000000" draw:opacity="25%"/>
    </style:style>
    <style:style style:name="P2" style:family="paragraph">
      <loext:graphic-properties draw:fill="gradient" draw:fill-gradient-name="svggradient0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2pt" fo:font-weight="bold" style:font-size-asian="18pt" style:font-size-complex="18pt"/>
    </style:style>
    <style:style style:name="P5" style:family="paragraph">
      <loext:graphic-properties draw:fill="gradient" draw:fill-gradient-name="svggradient1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  <style:text-properties fo:font-size="16pt" fo:font-weight="bold" style:font-size-asian="18pt" style:font-size-complex="18pt"/>
    </style:style>
    <style:style style:name="P9" style:family="paragraph">
      <loext:graphic-properties draw:fill="none"/>
      <style:paragraph-properties fo:text-align="center"/>
      <style:text-properties fo:font-size="14pt" fo:font-weight="bold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style:font-name="Liberation Sans1" fo:font-size="18pt" fo:font-style="normal" fo:font-weight="bold"/>
    </style:style>
    <style:style style:name="P11" style:family="paragraph">
      <loext:graphic-properties draw:fill="none" draw:fill-color="#ffffff"/>
      <style:paragraph-properties fo:text-align="center"/>
      <style:text-properties fo:font-size="14pt" fo:font-style="italic" fo:font-weight="bold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18pt" fo:font-weight="bold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start"/>
      <style:text-properties fo:font-size="16pt" fo:font-weight="bold" style:font-size-asian="18pt" style:font-size-complex="18pt"/>
    </style:style>
    <style:style style:name="P16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17" style:family="paragraph">
      <style:paragraph-properties fo:text-align="center"/>
      <style:text-properties fo:font-size="14pt" fo:font-style="italic" fo:font-weight="bold" style:font-size-asian="18pt" style:font-size-complex="18pt"/>
    </style:style>
    <style:style style:name="P18" style:family="paragraph">
      <loext:graphic-properties draw:fill="none" draw:fill-color="#ffffff"/>
      <style:text-properties fo:font-size="14pt" fo:font-style="italic" fo:font-weight="bold" style:font-size-asian="18pt" style:font-size-complex="18pt"/>
    </style:style>
    <style:style style:name="P19" style:family="paragraph">
      <loext:graphic-properties draw:fill="none"/>
      <style:paragraph-properties fo:text-align="center"/>
      <style:text-properties style:font-name="Liberation Sans1" fo:font-size="14pt" fo:font-weight="bold" style:font-size-asian="18pt" style:font-size-complex="18pt"/>
    </style:style>
    <style:style style:name="T1" style:family="text">
      <style:text-properties fo:font-variant="normal" fo:text-transform="none" fo:color="#000000" style:font-name="Helvetica" fo:font-size="22pt" fo:font-style="normal" fo:font-weight="bold" style:font-size-asian="18pt" style:font-size-complex="18pt"/>
    </style:style>
    <style:style style:name="T2" style:family="text">
      <style:text-properties fo:font-variant="normal" fo:text-transform="none" fo:color="#000000" style:font-name="Helvetica" fo:font-size="16pt" fo:font-style="normal" fo:font-weight="bold" style:font-size-asian="18pt" style:font-size-complex="18pt"/>
    </style:style>
    <style:style style:name="T3" style:family="text">
      <style:text-properties fo:font-variant="normal" fo:text-transform="none" fo:color="#000000" style:font-name="Helvetica" fo:font-size="14pt" fo:font-style="normal" fo:font-weight="bold" style:font-size-asian="18pt" style:font-size-complex="18pt"/>
    </style:style>
    <style:style style:name="T4" style:family="text">
      <style:text-properties fo:font-variant="normal" fo:text-transform="none" fo:color="#000000" style:font-name="Liberation Sans1" fo:font-size="18pt" fo:font-style="normal" fo:font-weight="bold" style:font-size-asian="18pt" style:font-size-complex="18pt"/>
    </style:style>
    <style:style style:name="T5" style:family="text">
      <style:text-properties fo:font-variant="normal" fo:text-transform="none" fo:color="#000000" style:font-name="Liberation Sans1" fo:font-size="18pt" fo:font-style="normal" fo:font-weight="bold"/>
    </style:style>
    <style:style style:name="T6" style:family="text">
      <style:text-properties fo:font-size="14pt" fo:font-style="italic" fo:font-weight="bold" style:font-size-asian="18pt" style:font-size-complex="18pt"/>
    </style:style>
    <style:style style:name="T7" style:family="text">
      <style:text-properties fo:font-variant="normal" fo:text-transform="none" fo:color="#000000" style:font-name="Helvetica" fo:font-size="18pt" fo:font-style="normal" fo:font-weight="bold" style:font-size-asian="18pt" style:font-size-complex="18pt"/>
    </style:style>
    <style:style style:name="T8" style:family="text">
      <style:text-properties fo:font-variant="normal" fo:text-transform="none" fo:color="#000000" style:font-name="Liberation Sans1" fo:font-size="16pt" fo:font-style="normal" fo:font-weight="bold" style:font-size-asian="18pt" style:font-size-complex="18pt"/>
    </style:style>
    <style:style style:name="T9" style:family="text">
      <style:text-properties fo:font-size="14pt" fo:font-weight="bold" style:font-size-asian="18pt" style:font-size-complex="18pt"/>
    </style:style>
    <style:style style:name="T10" style:family="text">
      <style:text-properties fo:font-variant="normal" fo:text-transform="none" fo:color="#000000" style:font-name="Liberation Sans1" fo:font-size="14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2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frame draw:style-name="gr3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</draw:page>
      <draw:page draw:name="page2" draw:style-name="dp1" draw:master-page-name="Default">
        <draw:path draw:style-name="gr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7" draw:text-style-name="P6" draw:layer="layout" svg:x1="25.759cm" svg:y1="4.604cm" svg:x2="25.744cm" svg:y2="6.956cm">
          <text:p/>
        </draw:line>
        <draw:polygon draw:style-name="gr8" draw:text-style-name="P7" draw:layer="layout" svg:width="0.317cm" svg:height="0.319cm" svg:x="25.585cm" svg:y="6.954cm" svg:viewBox="0 0 318 320" draw:points="157,320 0,0 318,2">
          <text:p/>
        </draw:polygon>
        <draw:frame draw:style-name="gr9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10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1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2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3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</draw:page>
      <draw:page draw:name="page3" draw:style-name="dp1" draw:master-page-name="Default">
        <draw:path draw:style-name="gr1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4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6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7" draw:text-style-name="P6" draw:layer="layout" svg:x1="25.735cm" svg:y1="9.507cm" svg:x2="25.766cm" svg:y2="11.718cm">
          <text:p/>
        </draw:line>
        <draw:polygon draw:style-name="gr18" draw:text-style-name="P7" draw:layer="layout" svg:width="0.317cm" svg:height="0.32cm" svg:x="25.606cm" svg:y="11.715cm" svg:viewBox="0 0 318 321" draw:points="163,321 0,4 318,0">
          <text:p/>
        </draw:polygon>
        <draw:path draw:style-name="gr1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7" draw:text-style-name="P6" draw:layer="layout" svg:x1="25.759cm" svg:y1="4.604cm" svg:x2="25.744cm" svg:y2="6.956cm">
          <text:p/>
        </draw:line>
        <draw:polygon draw:style-name="gr18" draw:text-style-name="P7" draw:layer="layout" svg:width="0.317cm" svg:height="0.319cm" svg:x="25.585cm" svg:y="6.954cm" svg:viewBox="0 0 318 320" draw:points="157,320 0,0 318,2">
          <text:p/>
        </draw:polygon>
        <draw:frame draw:style-name="gr19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20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21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22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23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24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25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26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</draw:page>
      <draw:page draw:name="page4" draw:style-name="dp1" draw:master-page-name="Default">
        <draw:path draw:style-name="gr27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28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27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29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30" draw:text-style-name="P6" draw:layer="layout" svg:x1="25.735cm" svg:y1="9.507cm" svg:x2="25.766cm" svg:y2="11.718cm">
          <text:p/>
        </draw:line>
        <draw:polygon draw:style-name="gr31" draw:text-style-name="P7" draw:layer="layout" svg:width="0.317cm" svg:height="0.32cm" svg:x="25.606cm" svg:y="11.715cm" svg:viewBox="0 0 318 321" draw:points="163,321 0,4 318,0">
          <text:p/>
        </draw:polygon>
        <draw:line draw:style-name="gr30" draw:text-style-name="P6" draw:layer="layout" svg:x1="28.123cm" svg:y1="14.476cm" svg:x2="33.889cm" svg:y2="17.576cm">
          <text:p/>
        </draw:line>
        <draw:polygon draw:style-name="gr31" draw:text-style-name="P7" draw:layer="layout" svg:width="0.355cm" svg:height="0.29cm" svg:x="27.843cm" svg:y="14.326cm" svg:viewBox="0 0 356 291" draw:points="0,0 356,11 205,291">
          <text:p/>
        </draw:polygon>
        <draw:polygon draw:style-name="gr31" draw:text-style-name="P7" draw:layer="layout" svg:width="0.355cm" svg:height="0.29cm" svg:x="33.813cm" svg:y="17.435cm" svg:viewBox="0 0 356 291" draw:points="356,291 0,281 151,0">
          <text:p/>
        </draw:polygon>
        <draw:path draw:style-name="gr27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29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27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28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30" draw:text-style-name="P6" draw:layer="layout" svg:x1="25.759cm" svg:y1="4.604cm" svg:x2="25.744cm" svg:y2="6.956cm">
          <text:p/>
        </draw:line>
        <draw:polygon draw:style-name="gr31" draw:text-style-name="P7" draw:layer="layout" svg:width="0.317cm" svg:height="0.319cm" svg:x="25.585cm" svg:y="6.954cm" svg:viewBox="0 0 318 320" draw:points="157,320 0,0 318,2">
          <text:p/>
        </draw:polygon>
        <draw:path draw:style-name="gr27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29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27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28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frame draw:style-name="gr32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33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34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35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36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37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38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39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40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41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42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43" draw:text-style-name="P18" draw:layer="layout" svg:width="4.572cm" svg:height="0.889cm" svg:x="35.232cm" svg:y="18.315cm">
          <draw:text-box>
            <text:p text:style-name="P17">Logstash</text:p>
          </draw:text-box>
        </draw:frame>
      </draw:page>
      <draw:page draw:name="page5" draw:style-name="dp1" draw:master-page-name="Default">
        <draw:path draw:style-name="gr4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4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44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46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47" draw:text-style-name="P6" draw:layer="layout" svg:x1="25.735cm" svg:y1="9.507cm" svg:x2="25.766cm" svg:y2="11.718cm">
          <text:p/>
        </draw:line>
        <draw:polygon draw:style-name="gr48" draw:text-style-name="P7" draw:layer="layout" svg:width="0.317cm" svg:height="0.32cm" svg:x="25.606cm" svg:y="11.715cm" svg:viewBox="0 0 318 321" draw:points="163,321 0,4 318,0">
          <text:p/>
        </draw:polygon>
        <draw:line draw:style-name="gr47" draw:text-style-name="P6" draw:layer="layout" svg:x1="28.123cm" svg:y1="14.476cm" svg:x2="33.889cm" svg:y2="17.576cm">
          <text:p/>
        </draw:line>
        <draw:polygon draw:style-name="gr48" draw:text-style-name="P7" draw:layer="layout" svg:width="0.355cm" svg:height="0.29cm" svg:x="27.843cm" svg:y="14.326cm" svg:viewBox="0 0 356 291" draw:points="0,0 356,11 205,291">
          <text:p/>
        </draw:polygon>
        <draw:polygon draw:style-name="gr48" draw:text-style-name="P7" draw:layer="layout" svg:width="0.355cm" svg:height="0.29cm" svg:x="33.813cm" svg:y="17.435cm" svg:viewBox="0 0 356 291" draw:points="356,291 0,281 151,0">
          <text:p/>
        </draw:polygon>
        <draw:line draw:style-name="gr47" draw:text-style-name="P6" draw:layer="layout" svg:x1="25.77cm" svg:y1="14.706cm" svg:x2="25.77cm" svg:y2="16.798cm">
          <text:p/>
        </draw:line>
        <draw:polygon draw:style-name="gr48" draw:text-style-name="P7" draw:layer="layout" svg:width="0.317cm" svg:height="0.317cm" svg:x="25.612cm" svg:y="14.388cm" svg:viewBox="0 0 318 318" draw:points="159,0 318,318 0,318">
          <text:p/>
        </draw:polygon>
        <draw:polygon draw:style-name="gr48" draw:text-style-name="P7" draw:layer="layout" svg:width="0.317cm" svg:height="0.317cm" svg:x="25.612cm" svg:y="16.798cm" svg:viewBox="0 0 318 318" draw:points="159,318 0,0 318,0">
          <text:p/>
        </draw:polygon>
        <draw:polyline draw:style-name="gr49" draw:text-style-name="P6" draw:layer="layout" svg:width="0cm" svg:height="0cm" svg:x="26.676cm" svg:y="16.916cm" svg:viewBox="0 0 0 0" draw:points="0,0">
          <text:p/>
        </draw:polyline>
        <draw:polygon draw:style-name="gr50" draw:text-style-name="P7" draw:layer="layout" svg:width="0cm" svg:height="0cm" svg:x="26.676cm" svg:y="16.916cm" svg:viewBox="0 0 0 0" draw:points="0,0">
          <text:p/>
        </draw:polygon>
        <draw:polygon draw:style-name="gr50" draw:text-style-name="P7" draw:layer="layout" svg:width="0cm" svg:height="0cm" svg:x="26.676cm" svg:y="16.916cm" svg:viewBox="0 0 0 0" draw:points="0,0">
          <text:p/>
        </draw:polygon>
        <draw:path draw:style-name="gr4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4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4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4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47" draw:text-style-name="P6" draw:layer="layout" svg:x1="25.759cm" svg:y1="4.604cm" svg:x2="25.744cm" svg:y2="6.956cm">
          <text:p/>
        </draw:line>
        <draw:polygon draw:style-name="gr48" draw:text-style-name="P7" draw:layer="layout" svg:width="0.317cm" svg:height="0.319cm" svg:x="25.585cm" svg:y="6.954cm" svg:viewBox="0 0 318 320" draw:points="157,320 0,0 318,2">
          <text:p/>
        </draw:polygon>
        <draw:path draw:style-name="gr44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46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44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45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44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46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44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45" draw:text-style-name="P2" draw:layer="layout" svg:width="5.009cm" svg:height="2.293cm" svg:x="23.259cm" svg:y="19.209cm" svg:viewBox="0 0 5010 2294" svg:d="M2505 2294h2161c190 0 344-154 344-344v-1606c0-190-154-344-344-344h-4322c-190 0-344 154-344 344v1606c0 190 154 344 344 344z">
          <text:p/>
        </draw:path>
        <draw:frame draw:style-name="gr51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52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53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54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55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56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57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58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59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60" draw:text-style-name="P12" draw:layer="layout" svg:width="5.031cm" svg:height="0.911cm" svg:x="23.249cm" svg:y="17.439cm">
          <draw:text-box>
            <text:p text:style-name="P3"><text:span text:style-name="T7">Log Transformer</text:span></text:p>
          </draw:text-box>
        </draw:frame>
        <draw:frame draw:style-name="gr61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62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63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63" draw:text-style-name="P16" draw:layer="layout" svg:width="4.318cm" svg:height="1.905cm" svg:x="23.612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64" draw:text-style-name="P18" draw:layer="layout" svg:width="4.572cm" svg:height="0.889cm" svg:x="35.232cm" svg:y="18.315cm">
          <draw:text-box>
            <text:p text:style-name="P17">Logstash</text:p>
          </draw:text-box>
        </draw:frame>
        <draw:frame draw:style-name="gr64" draw:text-style-name="P18" draw:layer="layout" svg:width="4.572cm" svg:height="0.889cm" svg:x="23.478cm" svg:y="18.315cm">
          <draw:text-box>
            <text:p text:style-name="P17">Logstash</text:p>
          </draw:text-box>
        </draw:frame>
      </draw:page>
      <draw:page draw:name="page6" draw:style-name="dp1" draw:master-page-name="Default">
        <draw:path draw:style-name="gr65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66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65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67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68" draw:text-style-name="P6" draw:layer="layout" svg:x1="25.735cm" svg:y1="9.507cm" svg:x2="25.766cm" svg:y2="11.718cm">
          <text:p/>
        </draw:line>
        <draw:polygon draw:style-name="gr69" draw:text-style-name="P7" draw:layer="layout" svg:width="0.317cm" svg:height="0.32cm" svg:x="25.606cm" svg:y="11.715cm" svg:viewBox="0 0 318 321" draw:points="163,321 0,4 318,0">
          <text:p/>
        </draw:polygon>
        <draw:line draw:style-name="gr68" draw:text-style-name="P6" draw:layer="layout" svg:x1="23.796cm" svg:y1="14.27cm" svg:x2="17.617cm" svg:y2="17.582cm">
          <text:p/>
        </draw:line>
        <draw:polygon draw:style-name="gr69" draw:text-style-name="P7" draw:layer="layout" svg:width="0.355cm" svg:height="0.29cm" svg:x="17.338cm" svg:y="17.441cm" svg:viewBox="0 0 356 291" draw:points="0,291 205,0 356,281">
          <text:p/>
        </draw:polygon>
        <draw:line draw:style-name="gr68" draw:text-style-name="P6" draw:layer="layout" svg:x1="28.123cm" svg:y1="14.476cm" svg:x2="33.889cm" svg:y2="17.576cm">
          <text:p/>
        </draw:line>
        <draw:polygon draw:style-name="gr69" draw:text-style-name="P7" draw:layer="layout" svg:width="0.355cm" svg:height="0.29cm" svg:x="27.843cm" svg:y="14.326cm" svg:viewBox="0 0 356 291" draw:points="0,0 356,11 205,291">
          <text:p/>
        </draw:polygon>
        <draw:polygon draw:style-name="gr69" draw:text-style-name="P7" draw:layer="layout" svg:width="0.355cm" svg:height="0.29cm" svg:x="33.813cm" svg:y="17.435cm" svg:viewBox="0 0 356 291" draw:points="356,291 0,281 151,0">
          <text:p/>
        </draw:polygon>
        <draw:line draw:style-name="gr68" draw:text-style-name="P6" draw:layer="layout" svg:x1="25.77cm" svg:y1="14.706cm" svg:x2="25.77cm" svg:y2="16.798cm">
          <text:p/>
        </draw:line>
        <draw:polygon draw:style-name="gr69" draw:text-style-name="P7" draw:layer="layout" svg:width="0.317cm" svg:height="0.317cm" svg:x="25.612cm" svg:y="14.388cm" svg:viewBox="0 0 318 318" draw:points="159,0 318,318 0,318">
          <text:p/>
        </draw:polygon>
        <draw:polygon draw:style-name="gr69" draw:text-style-name="P7" draw:layer="layout" svg:width="0.317cm" svg:height="0.317cm" svg:x="25.612cm" svg:y="16.798cm" svg:viewBox="0 0 318 318" draw:points="159,318 0,0 318,0">
          <text:p/>
        </draw:polygon>
        <draw:polyline draw:style-name="gr70" draw:text-style-name="P6" draw:layer="layout" svg:width="0cm" svg:height="0cm" svg:x="26.676cm" svg:y="16.916cm" svg:viewBox="0 0 0 0" draw:points="0,0">
          <text:p/>
        </draw:polyline>
        <draw:polygon draw:style-name="gr71" draw:text-style-name="P7" draw:layer="layout" svg:width="0cm" svg:height="0cm" svg:x="26.676cm" svg:y="16.916cm" svg:viewBox="0 0 0 0" draw:points="0,0">
          <text:p/>
        </draw:polygon>
        <draw:polygon draw:style-name="gr71" draw:text-style-name="P7" draw:layer="layout" svg:width="0cm" svg:height="0cm" svg:x="26.676cm" svg:y="16.916cm" svg:viewBox="0 0 0 0" draw:points="0,0">
          <text:p/>
        </draw:polygon>
        <draw:path draw:style-name="gr65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67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65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66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68" draw:text-style-name="P6" draw:layer="layout" svg:x1="25.759cm" svg:y1="4.604cm" svg:x2="25.744cm" svg:y2="6.956cm">
          <text:p/>
        </draw:line>
        <draw:polygon draw:style-name="gr69" draw:text-style-name="P7" draw:layer="layout" svg:width="0.317cm" svg:height="0.319cm" svg:x="25.585cm" svg:y="6.954cm" svg:viewBox="0 0 318 320" draw:points="157,320 0,0 318,2">
          <text:p/>
        </draw:polygon>
        <draw:path draw:style-name="gr65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67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65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66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65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67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65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66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65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67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65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66" draw:text-style-name="P2" draw:layer="layout" svg:width="5.009cm" svg:height="2.293cm" svg:x="23.259cm" svg:y="19.209cm" svg:viewBox="0 0 5010 2294" svg:d="M2505 2294h2161c190 0 344-154 344-344v-1606c0-190-154-344-344-344h-4322c-190 0-344 154-344 344v1606c0 190 154 344 344 344z">
          <text:p/>
        </draw:path>
        <draw:frame draw:style-name="gr72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73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74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75" draw:text-style-name="P8" draw:layer="layout" svg:width="3.782cm" svg:height="0.81cm" svg:x="16.238cm" svg:y="15.212cm">
          <draw:text-box>
            <text:p text:style-name="P3"><text:span text:style-name="T2">consume logs</text:span></text:p>
          </draw:text-box>
        </draw:frame>
        <draw:frame draw:style-name="gr76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77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78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79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80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81" draw:text-style-name="P12" draw:layer="layout" svg:width="4.053cm" svg:height="0.911cm" svg:x="11.962cm" svg:y="17.539cm">
          <draw:text-box>
            <text:p text:style-name="P3"><text:span text:style-name="T7">Log Persister</text:span></text:p>
          </draw:text-box>
        </draw:frame>
        <draw:frame draw:style-name="gr82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83" draw:text-style-name="P12" draw:layer="layout" svg:width="5.031cm" svg:height="0.911cm" svg:x="23.249cm" svg:y="17.439cm">
          <draw:text-box>
            <text:p text:style-name="P3"><text:span text:style-name="T7">Log Transformer</text:span></text:p>
          </draw:text-box>
        </draw:frame>
        <draw:frame draw:style-name="gr84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85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86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86" draw:text-style-name="P16" draw:layer="layout" svg:width="4.318cm" svg:height="1.905cm" svg:x="23.612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87" draw:text-style-name="P16" draw:layer="layout" svg:width="5.897cm" svg:height="1.916cm" svg:x="11.629cm" svg:y="19.605cm">
          <draw:text-box>
            <text:p><text:span text:style-name="T9">IN: Kafka</text:span></text:p>
            <text:p><text:span text:style-name="T9">OUT: Elasticsearch</text:span></text:p>
          </draw:text-box>
        </draw:frame>
        <draw:frame draw:style-name="gr88" draw:text-style-name="P18" draw:layer="layout" svg:width="4.572cm" svg:height="0.889cm" svg:x="35.232cm" svg:y="18.3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11.702cm" svg:y="18.4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23.478cm" svg:y="18.315cm">
          <draw:text-box>
            <text:p text:style-name="P17">Logstash</text:p>
          </draw:text-box>
        </draw:frame>
      </draw:page>
      <draw:page draw:name="page7" draw:style-name="dp1" draw:master-page-name="Default">
        <draw:path draw:style-name="gr89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90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89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91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92" draw:text-style-name="P6" draw:layer="layout" svg:width="4.762cm" svg:height="0.9cm" svg:x="0.758cm" svg:y="17.762cm" svg:viewBox="0 0 4763 901" svg:d="M0 0c0 1201 4763 1201 4763 0">
          <text:p/>
        </draw:path>
        <draw:line draw:style-name="gr93" draw:text-style-name="P6" draw:layer="layout" svg:x1="5.957cm" svg:y1="19.526cm" svg:x2="10.742cm" svg:y2="19.526cm">
          <text:p/>
        </draw:line>
        <draw:polygon draw:style-name="gr94" draw:text-style-name="P7" draw:layer="layout" svg:width="0.317cm" svg:height="0.317cm" svg:x="5.639cm" svg:y="19.368cm" svg:viewBox="0 0 318 318" draw:points="0,159 318,0 318,318">
          <text:p/>
        </draw:polygon>
        <draw:path draw:style-name="gr89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91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93" draw:text-style-name="P6" draw:layer="layout" svg:x1="25.735cm" svg:y1="9.507cm" svg:x2="25.766cm" svg:y2="11.718cm">
          <text:p/>
        </draw:line>
        <draw:polygon draw:style-name="gr94" draw:text-style-name="P7" draw:layer="layout" svg:width="0.317cm" svg:height="0.32cm" svg:x="25.606cm" svg:y="11.715cm" svg:viewBox="0 0 318 321" draw:points="163,321 0,4 318,0">
          <text:p/>
        </draw:polygon>
        <draw:line draw:style-name="gr93" draw:text-style-name="P6" draw:layer="layout" svg:x1="23.796cm" svg:y1="14.27cm" svg:x2="17.617cm" svg:y2="17.582cm">
          <text:p/>
        </draw:line>
        <draw:polygon draw:style-name="gr94" draw:text-style-name="P7" draw:layer="layout" svg:width="0.355cm" svg:height="0.29cm" svg:x="17.338cm" svg:y="17.441cm" svg:viewBox="0 0 356 291" draw:points="0,291 205,0 356,281">
          <text:p/>
        </draw:polygon>
        <draw:line draw:style-name="gr93" draw:text-style-name="P6" draw:layer="layout" svg:x1="28.123cm" svg:y1="14.476cm" svg:x2="33.889cm" svg:y2="17.576cm">
          <text:p/>
        </draw:line>
        <draw:polygon draw:style-name="gr94" draw:text-style-name="P7" draw:layer="layout" svg:width="0.355cm" svg:height="0.29cm" svg:x="27.843cm" svg:y="14.326cm" svg:viewBox="0 0 356 291" draw:points="0,0 356,11 205,291">
          <text:p/>
        </draw:polygon>
        <draw:polygon draw:style-name="gr94" draw:text-style-name="P7" draw:layer="layout" svg:width="0.355cm" svg:height="0.29cm" svg:x="33.813cm" svg:y="17.435cm" svg:viewBox="0 0 356 291" draw:points="356,291 0,281 151,0">
          <text:p/>
        </draw:polygon>
        <draw:line draw:style-name="gr93" draw:text-style-name="P6" draw:layer="layout" svg:x1="25.77cm" svg:y1="14.706cm" svg:x2="25.77cm" svg:y2="16.798cm">
          <text:p/>
        </draw:line>
        <draw:polygon draw:style-name="gr94" draw:text-style-name="P7" draw:layer="layout" svg:width="0.317cm" svg:height="0.317cm" svg:x="25.612cm" svg:y="14.388cm" svg:viewBox="0 0 318 318" draw:points="159,0 318,318 0,318">
          <text:p/>
        </draw:polygon>
        <draw:polygon draw:style-name="gr94" draw:text-style-name="P7" draw:layer="layout" svg:width="0.317cm" svg:height="0.317cm" svg:x="25.612cm" svg:y="16.798cm" svg:viewBox="0 0 318 318" draw:points="159,318 0,0 318,0">
          <text:p/>
        </draw:polygon>
        <draw:polyline draw:style-name="gr95" draw:text-style-name="P6" draw:layer="layout" svg:width="0cm" svg:height="0cm" svg:x="26.676cm" svg:y="16.916cm" svg:viewBox="0 0 0 0" draw:points="0,0">
          <text:p/>
        </draw:polyline>
        <draw:polygon draw:style-name="gr96" draw:text-style-name="P7" draw:layer="layout" svg:width="0cm" svg:height="0cm" svg:x="26.676cm" svg:y="16.916cm" svg:viewBox="0 0 0 0" draw:points="0,0">
          <text:p/>
        </draw:polygon>
        <draw:polygon draw:style-name="gr96" draw:text-style-name="P7" draw:layer="layout" svg:width="0cm" svg:height="0cm" svg:x="26.676cm" svg:y="16.916cm" svg:viewBox="0 0 0 0" draw:points="0,0">
          <text:p/>
        </draw:polygon>
        <draw:path draw:style-name="gr89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91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89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90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93" draw:text-style-name="P6" draw:layer="layout" svg:x1="25.759cm" svg:y1="4.604cm" svg:x2="25.744cm" svg:y2="6.956cm">
          <text:p/>
        </draw:line>
        <draw:polygon draw:style-name="gr94" draw:text-style-name="P7" draw:layer="layout" svg:width="0.317cm" svg:height="0.319cm" svg:x="25.585cm" svg:y="6.954cm" svg:viewBox="0 0 318 320" draw:points="157,320 0,0 318,2">
          <text:p/>
        </draw:polygon>
        <draw:path draw:style-name="gr89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91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89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90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89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91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89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90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89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91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89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90" draw:text-style-name="P2" draw:layer="layout" svg:width="5.009cm" svg:height="2.293cm" svg:x="23.259cm" svg:y="19.209cm" svg:viewBox="0 0 5010 2294" svg:d="M2505 2294h2161c190 0 344-154 344-344v-1606c0-190-154-344-344-344h-4322c-190 0-344 154-344 344v1606c0 190 154 344 344 344z">
          <text:p/>
        </draw:path>
        <draw:frame draw:style-name="gr97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98" draw:text-style-name="P12" draw:layer="layout" svg:width="4.087cm" svg:height="0.911cm" svg:x="1.096cm" svg:y="19.571cm">
          <draw:text-box>
            <text:p text:style-name="P3"><text:span text:style-name="T7">Elasticsearch</text:span></text:p>
          </draw:text-box>
        </draw:frame>
        <draw:frame draw:style-name="gr99" draw:text-style-name="P8" draw:layer="layout" svg:width="2.686cm" svg:height="0.81cm" svg:x="7.052cm" svg:y="18.412cm">
          <draw:text-box>
            <text:p text:style-name="P3"><text:span text:style-name="T2">store logs</text:span></text:p>
          </draw:text-box>
        </draw:frame>
        <draw:frame draw:style-name="gr100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101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102" draw:text-style-name="P8" draw:layer="layout" svg:width="3.782cm" svg:height="0.81cm" svg:x="16.238cm" svg:y="15.212cm">
          <draw:text-box>
            <text:p text:style-name="P3"><text:span text:style-name="T2">consume logs</text:span></text:p>
          </draw:text-box>
        </draw:frame>
        <draw:frame draw:style-name="gr103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104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105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06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07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08" draw:text-style-name="P12" draw:layer="layout" svg:width="4.053cm" svg:height="0.911cm" svg:x="11.962cm" svg:y="17.539cm">
          <draw:text-box>
            <text:p text:style-name="P3"><text:span text:style-name="T7">Log Persister</text:span></text:p>
          </draw:text-box>
        </draw:frame>
        <draw:frame draw:style-name="gr109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110" draw:text-style-name="P12" draw:layer="layout" svg:width="5.031cm" svg:height="0.911cm" svg:x="23.249cm" svg:y="17.439cm">
          <draw:text-box>
            <text:p text:style-name="P3"><text:span text:style-name="T7">Log Transformer</text:span></text:p>
          </draw:text-box>
        </draw:frame>
        <draw:frame draw:style-name="gr111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112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113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13" draw:text-style-name="P16" draw:layer="layout" svg:width="4.318cm" svg:height="1.905cm" svg:x="23.612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14" draw:text-style-name="P16" draw:layer="layout" svg:width="5.897cm" svg:height="1.916cm" svg:x="11.629cm" svg:y="19.605cm">
          <draw:text-box>
            <text:p><text:span text:style-name="T9">IN: Kafka</text:span></text:p>
            <text:p><text:span text:style-name="T9">OUT: Elasticsearch</text:span></text:p>
          </draw:text-box>
        </draw:frame>
        <draw:frame draw:style-name="gr88" draw:text-style-name="P18" draw:layer="layout" svg:width="4.572cm" svg:height="0.889cm" svg:x="35.232cm" svg:y="18.3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11.702cm" svg:y="18.4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23.478cm" svg:y="18.315cm">
          <draw:text-box>
            <text:p text:style-name="P17">Logstash</text:p>
          </draw:text-box>
        </draw:frame>
      </draw:page>
      <draw:page draw:name="page8" draw:style-name="dp1" draw:master-page-name="Default">
        <draw:path draw:style-name="gr115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16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15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117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118" draw:text-style-name="P6" draw:layer="layout" svg:width="4.762cm" svg:height="0.9cm" svg:x="0.758cm" svg:y="17.762cm" svg:viewBox="0 0 4763 901" svg:d="M0 0c0 1201 4763 1201 4763 0">
          <text:p/>
        </draw:path>
        <draw:line draw:style-name="gr119" draw:text-style-name="P6" draw:layer="layout" svg:x1="5.957cm" svg:y1="19.526cm" svg:x2="10.742cm" svg:y2="19.526cm">
          <text:p/>
        </draw:line>
        <draw:polygon draw:style-name="gr120" draw:text-style-name="P7" draw:layer="layout" svg:width="0.317cm" svg:height="0.317cm" svg:x="5.639cm" svg:y="19.368cm" svg:viewBox="0 0 318 318" draw:points="0,159 318,0 318,318">
          <text:p/>
        </draw:polygon>
        <draw:path draw:style-name="gr115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17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19" draw:text-style-name="P6" draw:layer="layout" svg:x1="25.735cm" svg:y1="9.507cm" svg:x2="25.766cm" svg:y2="11.718cm">
          <text:p/>
        </draw:line>
        <draw:polygon draw:style-name="gr120" draw:text-style-name="P7" draw:layer="layout" svg:width="0.317cm" svg:height="0.32cm" svg:x="25.606cm" svg:y="11.715cm" svg:viewBox="0 0 318 321" draw:points="163,321 0,4 318,0">
          <text:p/>
        </draw:polygon>
        <draw:line draw:style-name="gr119" draw:text-style-name="P6" draw:layer="layout" svg:x1="23.796cm" svg:y1="14.27cm" svg:x2="17.617cm" svg:y2="17.582cm">
          <text:p/>
        </draw:line>
        <draw:polygon draw:style-name="gr120" draw:text-style-name="P7" draw:layer="layout" svg:width="0.355cm" svg:height="0.29cm" svg:x="17.338cm" svg:y="17.441cm" svg:viewBox="0 0 356 291" draw:points="0,291 205,0 356,281">
          <text:p/>
        </draw:polygon>
        <draw:line draw:style-name="gr119" draw:text-style-name="P6" draw:layer="layout" svg:x1="28.123cm" svg:y1="14.476cm" svg:x2="33.889cm" svg:y2="17.576cm">
          <text:p/>
        </draw:line>
        <draw:polygon draw:style-name="gr120" draw:text-style-name="P7" draw:layer="layout" svg:width="0.355cm" svg:height="0.29cm" svg:x="27.843cm" svg:y="14.326cm" svg:viewBox="0 0 356 291" draw:points="0,0 356,11 205,291">
          <text:p/>
        </draw:polygon>
        <draw:polygon draw:style-name="gr120" draw:text-style-name="P7" draw:layer="layout" svg:width="0.355cm" svg:height="0.29cm" svg:x="33.813cm" svg:y="17.435cm" svg:viewBox="0 0 356 291" draw:points="356,291 0,281 151,0">
          <text:p/>
        </draw:polygon>
        <draw:line draw:style-name="gr119" draw:text-style-name="P6" draw:layer="layout" svg:x1="25.77cm" svg:y1="14.706cm" svg:x2="25.77cm" svg:y2="16.798cm">
          <text:p/>
        </draw:line>
        <draw:polygon draw:style-name="gr120" draw:text-style-name="P7" draw:layer="layout" svg:width="0.317cm" svg:height="0.317cm" svg:x="25.612cm" svg:y="14.388cm" svg:viewBox="0 0 318 318" draw:points="159,0 318,318 0,318">
          <text:p/>
        </draw:polygon>
        <draw:polygon draw:style-name="gr120" draw:text-style-name="P7" draw:layer="layout" svg:width="0.317cm" svg:height="0.317cm" svg:x="25.612cm" svg:y="16.798cm" svg:viewBox="0 0 318 318" draw:points="159,318 0,0 318,0">
          <text:p/>
        </draw:polygon>
        <draw:polyline draw:style-name="gr121" draw:text-style-name="P6" draw:layer="layout" svg:width="0cm" svg:height="0cm" svg:x="26.676cm" svg:y="16.916cm" svg:viewBox="0 0 0 0" draw:points="0,0">
          <text:p/>
        </draw:polyline>
        <draw:polygon draw:style-name="gr122" draw:text-style-name="P7" draw:layer="layout" svg:width="0cm" svg:height="0cm" svg:x="26.676cm" svg:y="16.916cm" svg:viewBox="0 0 0 0" draw:points="0,0">
          <text:p/>
        </draw:polygon>
        <draw:polygon draw:style-name="gr122" draw:text-style-name="P7" draw:layer="layout" svg:width="0cm" svg:height="0cm" svg:x="26.676cm" svg:y="16.916cm" svg:viewBox="0 0 0 0" draw:points="0,0">
          <text:p/>
        </draw:polygon>
        <draw:path draw:style-name="gr115" draw:text-style-name="P1" draw:layer="layout" svg:width="6.491cm" svg:height="4.586cm" svg:x="0.088cm" svg:y="0.123cm" svg:viewBox="0 0 6492 4587" svg:d="M3246 4587h2558c380 0 688-308 688-688v-3211c0-380-308-688-688-688h-5116c-380 0-688 308-688 688v3211c0 380 308 688 688 688z">
          <text:p/>
        </draw:path>
        <draw:path draw:style-name="gr117" draw:text-style-name="P5" draw:layer="layout" svg:width="6.491cm" svg:height="4.586cm" svg:x="0.018cm" svg:y="0.018cm" svg:viewBox="0 0 6492 4587" svg:d="M3246 4587h2558c380 0 688-308 688-688v-3211c0-380-308-688-688-688h-5116c-380 0-688 308-688 688v3211c0 380 308 688 688 688z">
          <text:p/>
        </draw:path>
        <draw:path draw:style-name="gr115" draw:text-style-name="P1" draw:layer="layout" svg:width="5.009cm" svg:height="2.293cm" svg:x="0.829cm" svg:y="2.099cm" svg:viewBox="0 0 5010 2294" svg:d="M2505 2294h2161c190 0 344-154 344-344v-1606c0-190-154-344-344-344h-4322c-190 0-344 154-344 344v1606c0 190 154 344 344 344z">
          <text:p/>
        </draw:path>
        <draw:path draw:style-name="gr116" draw:text-style-name="P2" draw:layer="layout" svg:width="5.009cm" svg:height="2.293cm" svg:x="0.758cm" svg:y="1.993cm" svg:viewBox="0 0 5010 2294" svg:d="M2505 2294h2161c190 0 344-154 344-344v-1606c0-190-154-344-344-344h-4322c-190 0-344 154-344 344v1606c0 190 154 344 344 344z">
          <text:p/>
        </draw:path>
        <draw:path draw:style-name="gr115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17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15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16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19" draw:text-style-name="P6" draw:layer="layout" svg:x1="3.245cm" svg:y1="5.039cm" svg:x2="3.161cm" svg:y2="16.563cm">
          <text:p/>
        </draw:line>
        <draw:polygon draw:style-name="gr120" draw:text-style-name="P7" draw:layer="layout" svg:width="0.317cm" svg:height="0.319cm" svg:x="3.085cm" svg:y="4.722cm" svg:viewBox="0 0 318 320" draw:points="161,0 318,320 0,317">
          <text:p/>
        </draw:polygon>
        <draw:line draw:style-name="gr119" draw:text-style-name="P6" draw:layer="layout" svg:x1="25.759cm" svg:y1="4.604cm" svg:x2="25.744cm" svg:y2="6.956cm">
          <text:p/>
        </draw:line>
        <draw:polygon draw:style-name="gr120" draw:text-style-name="P7" draw:layer="layout" svg:width="0.317cm" svg:height="0.319cm" svg:x="25.585cm" svg:y="6.954cm" svg:viewBox="0 0 318 320" draw:points="157,320 0,0 318,2">
          <text:p/>
        </draw:polygon>
        <draw:path draw:style-name="gr115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117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115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116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115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117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115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116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115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117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115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116" draw:text-style-name="P2" draw:layer="layout" svg:width="5.009cm" svg:height="2.293cm" svg:x="23.259cm" svg:y="19.209cm" svg:viewBox="0 0 5010 2294" svg:d="M2505 2294h2161c190 0 344-154 344-344v-1606c0-190-154-344-344-344h-4322c-190 0-344 154-344 344v1606c0 190 154 344 344 344z">
          <text:p/>
        </draw:path>
        <draw:frame draw:style-name="gr123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124" draw:text-style-name="P12" draw:layer="layout" svg:width="4.087cm" svg:height="0.911cm" svg:x="1.096cm" svg:y="19.571cm">
          <draw:text-box>
            <text:p text:style-name="P3"><text:span text:style-name="T7">Elasticsearch</text:span></text:p>
          </draw:text-box>
        </draw:frame>
        <draw:frame draw:style-name="gr125" draw:text-style-name="P8" draw:layer="layout" svg:width="2.686cm" svg:height="0.81cm" svg:x="7.052cm" svg:y="18.412cm">
          <draw:text-box>
            <text:p text:style-name="P3"><text:span text:style-name="T2">store logs</text:span></text:p>
          </draw:text-box>
        </draw:frame>
        <draw:frame draw:style-name="gr126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127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128" draw:text-style-name="P8" draw:layer="layout" svg:width="3.782cm" svg:height="0.81cm" svg:x="16.238cm" svg:y="15.212cm">
          <draw:text-box>
            <text:p text:style-name="P3"><text:span text:style-name="T2">consume logs</text:span></text:p>
          </draw:text-box>
        </draw:frame>
        <draw:frame draw:style-name="gr129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130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131" draw:text-style-name="P8" draw:layer="layout" svg:width="2.817cm" svg:height="1.619cm" svg:x="1.914cm" svg:y="0.254cm">
          <draw:text-box>
            <text:p text:style-name="P3"><text:span text:style-name="T2">UI</text:span></text:p>
            <text:p text:style-name="P3"><text:span text:style-name="T2">Kibana 4.4</text:span></text:p>
          </draw:text-box>
        </draw:frame>
        <draw:frame draw:style-name="gr132" draw:text-style-name="P19" draw:layer="layout" svg:width="3.38cm" svg:height="1.666cm" svg:x="1.508cm" svg:y="2.317cm">
          <draw:text-box>
            <text:p text:style-name="P3"><text:span text:style-name="T10">Keystone</text:span></text:p>
            <text:p text:style-name="P3"><text:span text:style-name="T10">authentication</text:span></text:p>
            <text:p text:style-name="P3"><text:span text:style-name="T10">plugin</text:span></text:p>
          </draw:text-box>
        </draw:frame>
        <draw:frame draw:style-name="gr133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34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35" draw:text-style-name="P8" draw:layer="layout" svg:width="2.864cm" svg:height="0.81cm" svg:x="3.515cm" svg:y="10.428cm">
          <draw:text-box>
            <text:p text:style-name="P3"><text:span text:style-name="T2">query logs</text:span></text:p>
          </draw:text-box>
        </draw:frame>
        <draw:frame draw:style-name="gr136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37" draw:text-style-name="P12" draw:layer="layout" svg:width="4.053cm" svg:height="0.911cm" svg:x="11.962cm" svg:y="17.539cm">
          <draw:text-box>
            <text:p text:style-name="P3"><text:span text:style-name="T7">Log Persister</text:span></text:p>
          </draw:text-box>
        </draw:frame>
        <draw:frame draw:style-name="gr138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139" draw:text-style-name="P12" draw:layer="layout" svg:width="5.031cm" svg:height="0.911cm" svg:x="23.249cm" svg:y="17.439cm">
          <draw:text-box>
            <text:p text:style-name="P3"><text:span text:style-name="T7">Log Transformer</text:span></text:p>
          </draw:text-box>
        </draw:frame>
        <draw:frame draw:style-name="gr140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141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142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42" draw:text-style-name="P16" draw:layer="layout" svg:width="4.318cm" svg:height="1.905cm" svg:x="23.612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43" draw:text-style-name="P16" draw:layer="layout" svg:width="5.897cm" svg:height="1.916cm" svg:x="11.629cm" svg:y="19.605cm">
          <draw:text-box>
            <text:p><text:span text:style-name="T9">IN: Kafka</text:span></text:p>
            <text:p><text:span text:style-name="T9">OUT: Elasticsearch</text:span></text:p>
          </draw:text-box>
        </draw:frame>
        <draw:frame draw:style-name="gr88" draw:text-style-name="P18" draw:layer="layout" svg:width="4.572cm" svg:height="0.889cm" svg:x="35.232cm" svg:y="18.3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11.702cm" svg:y="18.4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23.478cm" svg:y="18.315cm">
          <draw:text-box>
            <text:p text:style-name="P17">Logstash</text:p>
          </draw:text-box>
        </draw:frame>
      </draw:page>
      <draw:page draw:name="page9" draw:style-name="dp1" draw:master-page-name="Default">
        <draw:path draw:style-name="gr144" draw:text-style-name="P1" draw:layer="layout" svg:width="39.017cm" svg:height="2.117cm" svg:x="6.297cm" svg:y="7.497cm" svg:viewBox="0 0 39018 2118" svg:d="M19509 2118h19192c175 0 317-143 317-318v-1482c0-176-142-318-317-318h-38383c-176 0-318 142-318 318v1482c0 175 142 318 318 318z">
          <text:p/>
        </draw:path>
        <draw:path draw:style-name="gr145" draw:text-style-name="P2" draw:layer="layout" svg:width="39.017cm" svg:height="2.117cm" svg:x="6.227cm" svg:y="7.391cm" svg:viewBox="0 0 39018 2118" svg:d="M19509 2118h19192c175 0 317-143 317-318v-1482c0-176-142-318-317-318h-38383c-176 0-318 142-318 318v1482c0 175 142 318 318 318z">
          <text:p/>
        </draw:path>
        <draw:path draw:style-name="gr144" draw:text-style-name="P1" draw:layer="layout" svg:width="4.762cm" svg:height="5.926cm" svg:x="0.829cm" svg:y="16.669cm" svg:viewBox="0 0 4763 5927" svg:d="M0 1200c0-1600 4763-1600 4763 0v3528c0 1599-4763 1599-4763 0z">
          <text:p/>
        </draw:path>
        <draw:path draw:style-name="gr146" draw:text-style-name="P5" draw:layer="layout" svg:width="4.762cm" svg:height="5.926cm" svg:x="0.758cm" svg:y="16.563cm" svg:viewBox="0 0 4763 5927" svg:d="M0 1200c0-1600 4763-1600 4763 0v3528c0 1599-4763 1599-4763 0z">
          <text:p/>
        </draw:path>
        <draw:path draw:style-name="gr147" draw:text-style-name="P6" draw:layer="layout" svg:width="4.762cm" svg:height="0.9cm" svg:x="0.758cm" svg:y="17.762cm" svg:viewBox="0 0 4763 901" svg:d="M0 0c0 1201 4763 1201 4763 0">
          <text:p/>
        </draw:path>
        <draw:line draw:style-name="gr148" draw:text-style-name="P6" draw:layer="layout" svg:x1="5.957cm" svg:y1="19.526cm" svg:x2="10.742cm" svg:y2="19.526cm">
          <text:p/>
        </draw:line>
        <draw:polygon draw:style-name="gr149" draw:text-style-name="P7" draw:layer="layout" svg:width="0.317cm" svg:height="0.317cm" svg:x="5.639cm" svg:y="19.368cm" svg:viewBox="0 0 318 318" draw:points="0,159 318,0 318,318">
          <text:p/>
        </draw:polygon>
        <draw:path draw:style-name="gr144" draw:text-style-name="P1" draw:layer="layout" svg:width="5.644cm" svg:height="2.117cm" svg:x="23.019cm" svg:y="12.259cm" svg:viewBox="0 0 5645 2118" svg:d="M2823 2118h2505c175 0 317-143 317-318v-1482c0-176-142-318-317-318h-5010c-176 0-318 142-318 318v1482c0 175 142 318 318 318z">
          <text:p/>
        </draw:path>
        <draw:path draw:style-name="gr146" draw:text-style-name="P5" draw:layer="layout" svg:width="5.644cm" svg:height="2.117cm" svg:x="22.948cm" svg:y="12.153cm" svg:viewBox="0 0 5645 2118" svg:d="M2823 2118h2505c175 0 317-143 317-318v-1482c0-176-142-318-317-318h-5010c-176 0-318 142-318 318v1482c0 175 142 318 318 318z">
          <text:p/>
        </draw:path>
        <draw:line draw:style-name="gr148" draw:text-style-name="P6" draw:layer="layout" svg:x1="25.735cm" svg:y1="9.507cm" svg:x2="25.766cm" svg:y2="11.718cm">
          <text:p/>
        </draw:line>
        <draw:polygon draw:style-name="gr149" draw:text-style-name="P7" draw:layer="layout" svg:width="0.317cm" svg:height="0.32cm" svg:x="25.606cm" svg:y="11.715cm" svg:viewBox="0 0 318 321" draw:points="163,321 0,4 318,0">
          <text:p/>
        </draw:polygon>
        <draw:line draw:style-name="gr148" draw:text-style-name="P6" draw:layer="layout" svg:x1="23.796cm" svg:y1="14.27cm" svg:x2="17.617cm" svg:y2="17.582cm">
          <text:p/>
        </draw:line>
        <draw:polygon draw:style-name="gr149" draw:text-style-name="P7" draw:layer="layout" svg:width="0.355cm" svg:height="0.29cm" svg:x="17.338cm" svg:y="17.441cm" svg:viewBox="0 0 356 291" draw:points="0,291 205,0 356,281">
          <text:p/>
        </draw:polygon>
        <draw:line draw:style-name="gr148" draw:text-style-name="P6" draw:layer="layout" svg:x1="28.123cm" svg:y1="14.476cm" svg:x2="33.889cm" svg:y2="17.576cm">
          <text:p/>
        </draw:line>
        <draw:polygon draw:style-name="gr149" draw:text-style-name="P7" draw:layer="layout" svg:width="0.355cm" svg:height="0.29cm" svg:x="27.843cm" svg:y="14.326cm" svg:viewBox="0 0 356 291" draw:points="0,0 356,11 205,291">
          <text:p/>
        </draw:polygon>
        <draw:polygon draw:style-name="gr149" draw:text-style-name="P7" draw:layer="layout" svg:width="0.355cm" svg:height="0.29cm" svg:x="33.813cm" svg:y="17.435cm" svg:viewBox="0 0 356 291" draw:points="356,291 0,281 151,0">
          <text:p/>
        </draw:polygon>
        <draw:line draw:style-name="gr148" draw:text-style-name="P6" draw:layer="layout" svg:x1="25.77cm" svg:y1="14.706cm" svg:x2="25.77cm" svg:y2="16.798cm">
          <text:p/>
        </draw:line>
        <draw:polygon draw:style-name="gr149" draw:text-style-name="P7" draw:layer="layout" svg:width="0.317cm" svg:height="0.317cm" svg:x="25.612cm" svg:y="14.388cm" svg:viewBox="0 0 318 318" draw:points="159,0 318,318 0,318">
          <text:p/>
        </draw:polygon>
        <draw:polygon draw:style-name="gr149" draw:text-style-name="P7" draw:layer="layout" svg:width="0.317cm" svg:height="0.317cm" svg:x="25.612cm" svg:y="16.798cm" svg:viewBox="0 0 318 318" draw:points="159,318 0,0 318,0">
          <text:p/>
        </draw:polygon>
        <draw:polyline draw:style-name="gr150" draw:text-style-name="P6" draw:layer="layout" svg:width="0cm" svg:height="0cm" svg:x="26.676cm" svg:y="16.916cm" svg:viewBox="0 0 0 0" draw:points="0,0">
          <text:p/>
        </draw:polyline>
        <draw:polygon draw:style-name="gr151" draw:text-style-name="P7" draw:layer="layout" svg:width="0cm" svg:height="0cm" svg:x="26.676cm" svg:y="16.916cm" svg:viewBox="0 0 0 0" draw:points="0,0">
          <text:p/>
        </draw:polygon>
        <draw:polygon draw:style-name="gr151" draw:text-style-name="P7" draw:layer="layout" svg:width="0cm" svg:height="0cm" svg:x="26.676cm" svg:y="16.916cm" svg:viewBox="0 0 0 0" draw:points="0,0">
          <text:p/>
        </draw:polygon>
        <draw:path draw:style-name="gr144" draw:text-style-name="P1" draw:layer="layout" svg:width="6.491cm" svg:height="4.586cm" svg:x="0.088cm" svg:y="0.123cm" svg:viewBox="0 0 6492 4587" svg:d="M3246 4587h2558c380 0 688-308 688-688v-3211c0-380-308-688-688-688h-5116c-380 0-688 308-688 688v3211c0 380 308 688 688 688z">
          <text:p/>
        </draw:path>
        <draw:path draw:style-name="gr146" draw:text-style-name="P5" draw:layer="layout" svg:width="6.491cm" svg:height="4.586cm" svg:x="0.018cm" svg:y="0.018cm" svg:viewBox="0 0 6492 4587" svg:d="M3246 4587h2558c380 0 688-308 688-688v-3211c0-380-308-688-688-688h-5116c-380 0-688 308-688 688v3211c0 380 308 688 688 688z">
          <text:p/>
        </draw:path>
        <draw:path draw:style-name="gr144" draw:text-style-name="P1" draw:layer="layout" svg:width="5.009cm" svg:height="2.293cm" svg:x="0.829cm" svg:y="2.099cm" svg:viewBox="0 0 5010 2294" svg:d="M2505 2294h2161c190 0 344-154 344-344v-1606c0-190-154-344-344-344h-4322c-190 0-344 154-344 344v1606c0 190 154 344 344 344z">
          <text:p/>
        </draw:path>
        <draw:path draw:style-name="gr145" draw:text-style-name="P2" draw:layer="layout" svg:width="5.009cm" svg:height="2.293cm" svg:x="0.758cm" svg:y="1.993cm" svg:viewBox="0 0 5010 2294" svg:d="M2505 2294h2161c190 0 344-154 344-344v-1606c0-190-154-344-344-344h-4322c-190 0-344 154-344 344v1606c0 190 154 344 344 344z">
          <text:p/>
        </draw:path>
        <draw:path draw:style-name="gr144" draw:text-style-name="P1" draw:layer="layout" svg:width="6.491cm" svg:height="4.586cm" svg:x="22.595cm" svg:y="0.123cm" svg:viewBox="0 0 6492 4587" svg:d="M3246 4587h2558c380 0 688-308 688-688v-3211c0-380-308-688-688-688h-5116c-380 0-688 308-688 688v3211c0 380 308 688 688 688z">
          <text:p/>
        </draw:path>
        <draw:path draw:style-name="gr146" draw:text-style-name="P5" draw:layer="layout" svg:width="6.491cm" svg:height="4.586cm" svg:x="22.525cm" svg:y="0.018cm" svg:viewBox="0 0 6492 4587" svg:d="M3246 4587h2558c380 0 688-308 688-688v-3211c0-380-308-688-688-688h-5116c-380 0-688 308-688 688v3211c0 380 308 688 688 688z">
          <text:p/>
        </draw:path>
        <draw:path draw:style-name="gr144" draw:text-style-name="P1" draw:layer="layout" svg:width="5.009cm" svg:height="2.293cm" svg:x="23.336cm" svg:y="2.099cm" svg:viewBox="0 0 5010 2294" svg:d="M2505 2294h2161c190 0 344-154 344-344v-1606c0-190-154-344-344-344h-4322c-190 0-344 154-344 344v1606c0 190 154 344 344 344z">
          <text:p/>
        </draw:path>
        <draw:path draw:style-name="gr145" draw:text-style-name="P2" draw:layer="layout" svg:width="5.009cm" svg:height="2.293cm" svg:x="23.31cm" svg:y="1.993cm" svg:viewBox="0 0 5010 2294" svg:d="M2505 2294h2161c190 0 344-154 344-344v-1606c0-190-154-344-344-344h-4322c-190 0-344 154-344 344v1606c0 190 154 344 344 344z">
          <text:p/>
        </draw:path>
        <draw:line draw:style-name="gr148" draw:text-style-name="P6" draw:layer="layout" svg:x1="3.245cm" svg:y1="5.039cm" svg:x2="3.161cm" svg:y2="16.563cm">
          <text:p/>
        </draw:line>
        <draw:polygon draw:style-name="gr149" draw:text-style-name="P7" draw:layer="layout" svg:width="0.317cm" svg:height="0.319cm" svg:x="3.085cm" svg:y="4.722cm" svg:viewBox="0 0 318 320" draw:points="161,0 318,320 0,317">
          <text:p/>
        </draw:polygon>
        <draw:line draw:style-name="gr148" draw:text-style-name="P6" draw:layer="layout" svg:x1="25.759cm" svg:y1="4.604cm" svg:x2="25.744cm" svg:y2="6.956cm">
          <text:p/>
        </draw:line>
        <draw:polygon draw:style-name="gr149" draw:text-style-name="P7" draw:layer="layout" svg:width="0.317cm" svg:height="0.319cm" svg:x="25.585cm" svg:y="6.954cm" svg:viewBox="0 0 318 320" draw:points="157,320 0,0 318,2">
          <text:p/>
        </draw:polygon>
        <draw:line draw:style-name="gr152" draw:text-style-name="P6" draw:layer="layout" svg:x1="15.59cm" svg:y1="9.731cm" svg:x2="3.863cm" svg:y2="16.74cm">
          <text:p/>
        </draw:line>
        <draw:polygon draw:style-name="gr149" draw:text-style-name="P7" draw:layer="layout" svg:width="0.354cm" svg:height="0.299cm" svg:x="15.508cm" svg:y="9.568cm" svg:viewBox="0 0 355 300" draw:points="355,0 163,300 0,27">
          <text:p/>
        </draw:polygon>
        <draw:path draw:style-name="gr144" draw:text-style-name="P1" draw:layer="layout" svg:width="6.491cm" svg:height="4.586cm" svg:x="10.813cm" svg:y="17.339cm" svg:viewBox="0 0 6492 4587" svg:d="M3246 4587h2558c380 0 688-308 688-688v-3211c0-380-308-688-688-688h-5116c-380 0-688 308-688 688v3211c0 380 308 688 688 688z">
          <text:p/>
        </draw:path>
        <draw:path draw:style-name="gr146" draw:text-style-name="P5" draw:layer="layout" svg:width="6.491cm" svg:height="4.586cm" svg:x="10.742cm" svg:y="17.233cm" svg:viewBox="0 0 6492 4587" svg:d="M3246 4587h2558c380 0 688-308 688-688v-3211c0-380-308-688-688-688h-5116c-380 0-688 308-688 688v3211c0 380 308 688 688 688z">
          <text:p/>
        </draw:path>
        <draw:path draw:style-name="gr144" draw:text-style-name="P1" draw:layer="layout" svg:width="5.009cm" svg:height="2.293cm" svg:x="11.553cm" svg:y="19.315cm" svg:viewBox="0 0 5010 2294" svg:d="M2505 2294h2161c190 0 344-154 344-344v-1606c0-190-154-344-344-344h-4322c-190 0-344 154-344 344v1606c0 190 154 344 344 344z">
          <text:p/>
        </draw:path>
        <draw:path draw:style-name="gr145" draw:text-style-name="P2" draw:layer="layout" svg:width="5.009cm" svg:height="2.293cm" svg:x="11.483cm" svg:y="19.209cm" svg:viewBox="0 0 5010 2294" svg:d="M2505 2294h2161c190 0 344-154 344-344v-1606c0-190-154-344-344-344h-4322c-190 0-344 154-344 344v1606c0 190 154 344 344 344z">
          <text:p/>
        </draw:path>
        <draw:path draw:style-name="gr144" draw:text-style-name="P1" draw:layer="layout" svg:width="6.491cm" svg:height="4.586cm" svg:x="34.343cm" svg:y="17.339cm" svg:viewBox="0 0 6492 4587" svg:d="M3246 4587h2558c380 0 688-308 688-688v-3211c0-380-308-688-688-688h-5116c-380 0-688 308-688 688v3211c0 380 308 688 688 688z">
          <text:p/>
        </draw:path>
        <draw:path draw:style-name="gr146" draw:text-style-name="P5" draw:layer="layout" svg:width="6.491cm" svg:height="4.586cm" svg:x="34.272cm" svg:y="17.233cm" svg:viewBox="0 0 6492 4587" svg:d="M3246 4587h2558c380 0 688-308 688-688v-3211c0-380-308-688-688-688h-5116c-380 0-688 308-688 688v3211c0 380 308 688 688 688z">
          <text:p/>
        </draw:path>
        <draw:path draw:style-name="gr144" draw:text-style-name="P1" draw:layer="layout" svg:width="5.009cm" svg:height="2.293cm" svg:x="35.084cm" svg:y="19.315cm" svg:viewBox="0 0 5010 2294" svg:d="M2505 2294h2161c190 0 344-154 344-344v-1606c0-190-154-344-344-344h-4322c-190 0-344 154-344 344v1606c0 190 154 344 344 344z">
          <text:p/>
        </draw:path>
        <draw:path draw:style-name="gr145" draw:text-style-name="P2" draw:layer="layout" svg:width="5.009cm" svg:height="2.293cm" svg:x="35.013cm" svg:y="19.209cm" svg:viewBox="0 0 5010 2294" svg:d="M2505 2294h2161c190 0 344-154 344-344v-1606c0-190-154-344-344-344h-4322c-190 0-344 154-344 344v1606c0 190 154 344 344 344z">
          <text:p/>
        </draw:path>
        <draw:path draw:style-name="gr144" draw:text-style-name="P1" draw:layer="layout" svg:width="6.491cm" svg:height="4.586cm" svg:x="22.595cm" svg:y="17.339cm" svg:viewBox="0 0 6492 4587" svg:d="M3246 4587h2558c380 0 688-308 688-688v-3211c0-380-308-688-688-688h-5116c-380 0-688 308-688 688v3211c0 380 308 688 688 688z">
          <text:p/>
        </draw:path>
        <draw:path draw:style-name="gr146" draw:text-style-name="P5" draw:layer="layout" svg:width="6.491cm" svg:height="4.586cm" svg:x="22.525cm" svg:y="17.233cm" svg:viewBox="0 0 6492 4587" svg:d="M3246 4587h2558c380 0 688-308 688-688v-3211c0-380-308-688-688-688h-5116c-380 0-688 308-688 688v3211c0 380 308 688 688 688z">
          <text:p/>
        </draw:path>
        <draw:path draw:style-name="gr144" draw:text-style-name="P1" draw:layer="layout" svg:width="5.009cm" svg:height="2.293cm" svg:x="23.336cm" svg:y="19.315cm" svg:viewBox="0 0 5010 2294" svg:d="M2505 2294h2161c190 0 344-154 344-344v-1606c0-190-154-344-344-344h-4322c-190 0-344 154-344 344v1606c0 190 154 344 344 344z">
          <text:p/>
        </draw:path>
        <draw:path draw:style-name="gr145" draw:text-style-name="P2" draw:layer="layout" svg:width="5.009cm" svg:height="2.293cm" svg:x="23.259cm" svg:y="19.209cm" svg:viewBox="0 0 5010 2294" svg:d="M2505 2294h2161c190 0 344-154 344-344v-1606c0-190-154-344-344-344h-4322c-190 0-344 154-344 344v1606c0 190 154 344 344 344z">
          <text:p/>
        </draw:path>
        <draw:frame draw:style-name="gr153" draw:text-style-name="P4" draw:layer="layout" svg:width="2.931cm" svg:height="1.11cm" svg:x="24.271cm" svg:y="7.895cm">
          <draw:text-box>
            <text:p text:style-name="P3"><text:span text:style-name="T1">Log API</text:span></text:p>
          </draw:text-box>
        </draw:frame>
        <draw:frame draw:style-name="gr154" draw:text-style-name="P12" draw:layer="layout" svg:width="4.087cm" svg:height="0.911cm" svg:x="1.096cm" svg:y="19.571cm">
          <draw:text-box>
            <text:p text:style-name="P3"><text:span text:style-name="T7">Elasticsearch</text:span></text:p>
          </draw:text-box>
        </draw:frame>
        <draw:frame draw:style-name="gr155" draw:text-style-name="P8" draw:layer="layout" svg:width="2.686cm" svg:height="0.81cm" svg:x="7.052cm" svg:y="18.412cm">
          <draw:text-box>
            <text:p text:style-name="P3"><text:span text:style-name="T2">store logs</text:span></text:p>
          </draw:text-box>
        </draw:frame>
        <draw:frame draw:style-name="gr156" draw:text-style-name="P12" draw:layer="layout" svg:width="4.836cm" svg:height="0.911cm" svg:x="23.352cm" svg:y="12.273cm">
          <draw:text-box>
            <text:p text:style-name="P3"><text:span text:style-name="T7">Message Queue</text:span></text:p>
          </draw:text-box>
        </draw:frame>
        <draw:frame draw:style-name="gr157" draw:text-style-name="P8" draw:layer="layout" svg:width="5.886cm" svg:height="0.81cm" svg:x="26.353cm" svg:y="10.428cm">
          <draw:text-box>
            <text:p text:style-name="P3"><text:span text:style-name="T2">publish log messages</text:span></text:p>
          </draw:text-box>
        </draw:frame>
        <draw:frame draw:style-name="gr158" draw:text-style-name="P8" draw:layer="layout" svg:width="3.782cm" svg:height="0.81cm" svg:x="16.238cm" svg:y="15.212cm">
          <draw:text-box>
            <text:p text:style-name="P3"><text:span text:style-name="T2">consume logs</text:span></text:p>
          </draw:text-box>
        </draw:frame>
        <draw:frame draw:style-name="gr159" draw:text-style-name="P15" draw:layer="layout" svg:width="4.159cm" svg:height="1.619cm" svg:x="33.401cm" svg:y="15.184cm">
          <draw:text-box>
            <text:p text:style-name="P14"><text:span text:style-name="T2">f</text:span><text:span text:style-name="T8">ilter logs</text:span></text:p>
            <text:p text:style-name="P14"><text:span text:style-name="T8">publish metrics</text:span></text:p>
          </draw:text-box>
        </draw:frame>
        <draw:frame draw:style-name="gr160" draw:text-style-name="P8" draw:layer="layout" svg:width="2.817cm" svg:height="0.81cm" svg:x="26.046cm" svg:y="15.184cm">
          <draw:text-box>
            <text:p text:style-name="P3"><text:span text:style-name="T2">parse logs</text:span></text:p>
          </draw:text-box>
        </draw:frame>
        <draw:frame draw:style-name="gr161" draw:text-style-name="P8" draw:layer="layout" svg:width="2.817cm" svg:height="1.619cm" svg:x="1.914cm" svg:y="0.254cm">
          <draw:text-box>
            <text:p text:style-name="P3"><text:span text:style-name="T2">UI</text:span></text:p>
            <text:p text:style-name="P3"><text:span text:style-name="T2">Kibana 4.4</text:span></text:p>
          </draw:text-box>
        </draw:frame>
        <draw:frame draw:style-name="gr162" draw:text-style-name="P19" draw:layer="layout" svg:width="3.38cm" svg:height="1.666cm" svg:x="1.508cm" svg:y="2.317cm">
          <draw:text-box>
            <text:p text:style-name="P3"><text:span text:style-name="T10">Keystone</text:span></text:p>
            <text:p text:style-name="P3"><text:span text:style-name="T10">authentication</text:span></text:p>
            <text:p text:style-name="P3"><text:span text:style-name="T10">plugin</text:span></text:p>
          </draw:text-box>
        </draw:frame>
        <draw:frame draw:style-name="gr163" draw:text-style-name="P8" draw:layer="layout" svg:width="3.349cm" svg:height="1.619cm" svg:x="24.141cm" svg:y="0cm">
          <draw:text-box>
            <text:p text:style-name="P3"><text:span text:style-name="T2">Log Agents</text:span></text:p>
            <text:p text:style-name="P3"><text:span text:style-name="T2"/></text:p>
          </draw:text-box>
        </draw:frame>
        <draw:frame draw:style-name="gr164" draw:text-style-name="P9" draw:layer="layout" svg:width="3.787cm" svg:height="1.423cm" svg:x="23.933cm" svg:y="2.433cm">
          <draw:text-box>
            <text:p text:style-name="P3"><text:span text:style-name="T3">Monasca output</text:span></text:p>
            <text:p text:style-name="P3"><text:span text:style-name="T3">plugin</text:span></text:p>
          </draw:text-box>
        </draw:frame>
        <draw:frame draw:style-name="gr165" draw:text-style-name="P8" draw:layer="layout" svg:width="2.864cm" svg:height="0.81cm" svg:x="3.515cm" svg:y="10.428cm">
          <draw:text-box>
            <text:p text:style-name="P3"><text:span text:style-name="T2">query logs</text:span></text:p>
          </draw:text-box>
        </draw:frame>
        <draw:frame draw:style-name="gr166" draw:text-style-name="P10" draw:layer="layout" svg:width="4.506cm" svg:height="1.064cm" svg:x="26.353cm" svg:y="5.494cm">
          <draw:text-box>
            <text:p text:style-name="P3"><text:span text:style-name="T4">POST</text:span><text:span text:style-name="T5"> </text:span><text:span text:style-name="T4">logs</text:span></text:p>
          </draw:text-box>
        </draw:frame>
        <draw:frame draw:style-name="gr167" draw:text-style-name="P12" draw:layer="layout" svg:width="4.053cm" svg:height="0.911cm" svg:x="11.962cm" svg:y="17.539cm">
          <draw:text-box>
            <text:p text:style-name="P3"><text:span text:style-name="T7">Log Persister</text:span></text:p>
          </draw:text-box>
        </draw:frame>
        <draw:frame draw:style-name="gr168" draw:text-style-name="P12" draw:layer="layout" svg:width="3.566cm" svg:height="0.911cm" svg:x="35.735cm" svg:y="17.439cm">
          <draw:text-box>
            <text:p text:style-name="P3"><text:span text:style-name="T7">Log Metrics</text:span></text:p>
          </draw:text-box>
        </draw:frame>
        <draw:frame draw:style-name="gr169" draw:text-style-name="P12" draw:layer="layout" svg:width="5.031cm" svg:height="0.911cm" svg:x="23.249cm" svg:y="17.439cm">
          <draw:text-box>
            <text:p text:style-name="P3"><text:span text:style-name="T7">Log Transformer</text:span></text:p>
          </draw:text-box>
        </draw:frame>
        <draw:frame draw:style-name="gr170" draw:text-style-name="P11" draw:layer="layout" svg:width="5.842cm" svg:height="1.016cm" svg:x="22.894cm" svg:y="0.889cm">
          <draw:text-box>
            <text:p text:style-name="P3"><text:span text:style-name="T6">Logstash / Beaver</text:span></text:p>
          </draw:text-box>
        </draw:frame>
        <draw:frame draw:style-name="gr171" draw:text-style-name="P13" draw:layer="layout" svg:width="4.191cm" svg:height="0.806cm" svg:x="23.675cm" svg:y="13.281cm">
          <draw:text-box>
            <text:p text:style-name="P3"><text:span text:style-name="T6">Kafka</text:span></text:p>
          </draw:text-box>
        </draw:frame>
        <draw:frame draw:style-name="gr172" draw:text-style-name="P16" draw:layer="layout" svg:width="4.318cm" svg:height="1.905cm" svg:x="35.359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73" draw:text-style-name="P8" draw:layer="layout" svg:width="5.548cm" svg:height="0.81cm" svg:x="7.052cm" svg:y="15.212cm">
          <draw:text-box>
            <text:p text:style-name="P3"><text:span text:style-name="T2">query logs (planned)</text:span></text:p>
          </draw:text-box>
        </draw:frame>
        <draw:frame draw:style-name="gr172" draw:text-style-name="P16" draw:layer="layout" svg:width="4.318cm" svg:height="1.905cm" svg:x="23.612cm" svg:y="19.604cm">
          <draw:text-box>
            <text:p><text:span text:style-name="T9">IN: Kafka</text:span></text:p>
            <text:p><text:span text:style-name="T9">OUT: Kafka</text:span></text:p>
          </draw:text-box>
        </draw:frame>
        <draw:frame draw:style-name="gr174" draw:text-style-name="P16" draw:layer="layout" svg:width="5.897cm" svg:height="1.916cm" svg:x="11.629cm" svg:y="19.605cm">
          <draw:text-box>
            <text:p><text:span text:style-name="T9">IN: Kafka</text:span></text:p>
            <text:p><text:span text:style-name="T9">OUT: Elasticsearch</text:span></text:p>
          </draw:text-box>
        </draw:frame>
        <draw:frame draw:style-name="gr88" draw:text-style-name="P18" draw:layer="layout" svg:width="4.572cm" svg:height="0.889cm" svg:x="35.232cm" svg:y="18.3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11.702cm" svg:y="18.415cm">
          <draw:text-box>
            <text:p text:style-name="P17">Logstash</text:p>
          </draw:text-box>
        </draw:frame>
        <draw:frame draw:style-name="gr88" draw:text-style-name="P18" draw:layer="layout" svg:width="4.572cm" svg:height="0.889cm" svg:x="23.478cm" svg:y="18.315cm">
          <draw:text-box>
            <text:p text:style-name="P17">Logstas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vggradient0" draw:style="linear" draw:start-color="#d5e8d4" draw:end-color="#97d077" draw:start-intensity="100%" draw:end-intensity="100%" draw:angle="0" draw:border="0%"/>
    <draw:gradient draw:name="svggradient1" draw:style="linear" draw:start-color="#dbfafc" draw:end-color="#7dd9e0" draw:start-intensity="100%" draw:end-intensity="100%" draw:angle="0" draw:border="0%"/>
    <draw:marker draw:name="Arrow" svg:viewBox="0 0 20 30" svg:d="M10 0l-10 30h20z"/>
    <draw:stroke-dash draw:name="dash69" draw:style="rect" draw:dots1="1" draw:dots1-length="0.318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1" style:display-name="Default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" style:display-name="Default_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" style:display-name="Default_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" style:display-name="Default_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" style:display-name="Default_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1" style:display-name="Default_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1" style:display-name="Default_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2" style:display-name="Default_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2" style:display-name="Default_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3" style:display-name="Default_6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3" style:display-name="Default_6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1_5f_4" style:display-name="Default_6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1_5f_4" style:display-name="Default_6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2" style:display-name="Default_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2" style:display-name="Default_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3" style:display-name="Default_6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3" style:display-name="Default_6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4" style:display-name="Default_6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4" style:display-name="Default_6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5" style:display-name="Default_6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5" style:display-name="Default_6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_5f_2_5f_6" style:display-name="Default_6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2_5f_6" style:display-name="Default_6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0cm" fo:margin-bottom="0cm" fo:margin-left="0cm" fo:margin-right="0cm" fo:page-width="45.332cm" fo:page-height="22.6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7T11:01:58.006170572</dc:date>
    <meta:editing-duration>PT45M11S</meta:editing-duration>
    <meta:editing-cycles>7</meta:editing-cycles>
    <meta:generator>LibreOffice/6.0.1.1$Linux_X86_64 LibreOffice_project/00m0$Build-1</meta:generator>
    <meta:document-statistic meta:object-count="374"/>
  </office:meta>
</office:document-meta>
</file>